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6.6931in" style:rel-width="100%" fo:margin-left="0in" table:align="left"/>
    </style:style>
    <style:style style:name="Таблица2.A" style:family="table-column">
      <style:table-column-properties style:column-width="3.3465in" style:rel-column-width="5112*"/>
    </style:style>
    <style:style style:name="Таблица2.B" style:family="table-column">
      <style:table-column-properties style:column-width="3.3465in" style:rel-column-width="5113*"/>
    </style:style>
    <style:style style:name="Таблица2.A1" style:family="table-cell">
      <style:table-cell-properties fo:padding-left="0.0069in" fo:padding-right="0.0069in" fo:padding-top="0in" fo:padding-bottom="0in" fo:border="none"/>
    </style:style>
    <style:style style:name="Таблица3" style:family="table">
      <style:table-properties style:width="7.0868in" fo:margin-left="0in" table:align="left"/>
    </style:style>
    <style:style style:name="Таблица3.A" style:family="table-column">
      <style:table-column-properties style:column-width="3.5431in"/>
    </style:style>
    <style:style style:name="Таблица3.B" style:family="table-column">
      <style:table-column-properties style:column-width="3.5438in"/>
    </style:style>
    <style:style style:name="Таблица3.A1" style:family="table-cell">
      <style:table-cell-properties fo:padding-left="0.0069in" fo:padding-right="0.0069in" fo:padding-top="0in" fo:padding-bottom="0in" fo:border="none"/>
    </style:style>
    <style:style style:name="Таблица1" style:family="table">
      <style:table-properties style:width="7.0868in" table:align="margins"/>
    </style:style>
    <style:style style:name="Таблица1.A" style:family="table-column">
      <style:table-column-properties style:column-width="2.0625in" style:rel-column-width="19072*"/>
    </style:style>
    <style:style style:name="Таблица1.B" style:family="table-column">
      <style:table-column-properties style:column-width="2.1875in" style:rel-column-width="20228*"/>
    </style:style>
    <style:style style:name="Таблица1.C" style:family="table-column">
      <style:table-column-properties style:column-width="2.8368in" style:rel-column-width="2623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.5pt" officeooo:paragraph-rsid="01379547" style:font-size-asian="10.5pt" style:font-size-complex="10.5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0.5pt" officeooo:paragraph-rsid="0046db64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.5pt" officeooo:paragraph-rsid="00253433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0.5pt" officeooo:rsid="0109ac27" officeooo:paragraph-rsid="0109ac27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officeooo:rsid="0024921f" officeooo:paragraph-rsid="00253433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paragraph-rsid="00253433"/>
    </style:style>
    <style:style style:name="P7" style:family="paragraph" style:parent-style-name="Table_20_Contents">
      <style:paragraph-properties fo:text-align="center" style:justify-single-word="false"/>
      <style:text-properties officeooo:paragraph-rsid="00253433"/>
    </style:style>
    <style:style style:name="P8" style:family="paragraph" style:parent-style-name="Table_20_Contents">
      <style:paragraph-properties fo:text-align="center" style:justify-single-word="false"/>
      <style:text-properties fo:font-size="12.8000001907349pt" officeooo:rsid="010d56b3" officeooo:paragraph-rsid="010d56b3" style:font-size-asian="10.5pt"/>
    </style:style>
    <style:style style:name="P9" style:family="paragraph" style:parent-style-name="Table_20_Contents">
      <style:paragraph-properties fo:text-align="center" style:justify-single-word="false"/>
      <style:text-properties fo:font-size="12.8000001907349pt" officeooo:rsid="01114396" officeooo:paragraph-rsid="01114396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fo:font-size="12.8000001907349pt" officeooo:rsid="0144d2c2" officeooo:paragraph-rsid="0144d2c2" style:font-size-asian="10.5pt"/>
    </style:style>
    <style:style style:name="P11" style:family="paragraph" style:parent-style-name="Table_20_Contents">
      <style:paragraph-properties fo:text-align="center" style:justify-single-word="false"/>
      <style:text-properties fo:font-size="12.8000001907349pt" fo:language="en" fo:country="US" officeooo:rsid="010d8663" officeooo:paragraph-rsid="010d8663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fo:font-size="12.8000001907349pt" fo:language="en" fo:country="US" officeooo:rsid="0144d2c2" officeooo:paragraph-rsid="0144d2c2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fo:font-size="12.8000001907349pt" fo:language="ru" fo:country="RU" officeooo:rsid="0144d2c2" officeooo:paragraph-rsid="0144d2c2" style:font-size-asian="10.5pt"/>
    </style:style>
    <style:style style:name="P14" style:family="paragraph" style:parent-style-name="ЕСПД_20_-_20_Текст">
      <style:text-properties style:font-name="Times New Roman" fo:font-size="12.8000001907349pt" officeooo:rsid="0030d354" style:font-size-asian="12.8000001907349pt" style:font-size-complex="12.8000001907349pt"/>
    </style:style>
    <style:style style:name="P15" style:family="paragraph" style:parent-style-name="ЕСПД_20_-_20_Текст">
      <style:text-properties officeooo:paragraph-rsid="010aac0f"/>
    </style:style>
    <style:style style:name="P16" style:family="paragraph" style:parent-style-name="ЕСПД_20_-_20_Текст">
      <style:text-properties officeooo:rsid="01410b0e" officeooo:paragraph-rsid="013b8374"/>
    </style:style>
    <style:style style:name="P17" style:family="paragraph" style:parent-style-name="ЕСПД_20_-_20_Текст">
      <style:paragraph-properties fo:text-align="start" style:justify-single-word="false"/>
      <style:text-properties officeooo:rsid="01410b0e" officeooo:paragraph-rsid="0149461c"/>
    </style:style>
    <style:style style:name="P18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Times New Roman" fo:font-size="10.5pt" officeooo:paragraph-rsid="00253433" style:font-size-asian="10.5pt" style:font-size-complex="10.5pt"/>
    </style:style>
    <style:style style:name="P19" style:family="paragraph" style:parent-style-name="Table">
      <style:paragraph-properties fo:keep-with-next="always"/>
    </style:style>
    <style:style style:name="P20" style:family="paragraph" style:parent-style-name="Standard">
      <style:paragraph-properties fo:text-align="center" style:justify-single-word="false"/>
      <style:text-properties officeooo:rsid="0144d2c2" officeooo:paragraph-rsid="0144d2c2"/>
    </style:style>
    <style:style style:name="P21" style:family="paragraph" style:parent-style-name="Text_20_body">
      <style:paragraph-properties fo:text-align="center" style:justify-single-word="false"/>
      <style:text-properties fo:font-size="8pt" fo:font-weight="bold" officeooo:paragraph-rsid="0147a55a" style:font-size-asian="8pt" style:font-weight-asian="bold" style:font-size-complex="8pt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8pt" fo:font-weight="bold" officeooo:rsid="0147a55a" officeooo:paragraph-rsid="0149461c" style:font-size-asian="8pt" style:font-weight-asian="bold" style:font-size-complex="8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8pt" fo:font-weight="normal" officeooo:rsid="0147a55a" officeooo:paragraph-rsid="0147a55a" style:font-size-asian="8pt" style:font-weight-asian="normal" style:font-size-complex="8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size="8pt" fo:font-weight="normal" officeooo:rsid="0149461c" officeooo:paragraph-rsid="0149461c" style:font-size-asian="8pt" style:font-weight-asian="normal" style:font-size-complex="8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size="8pt" fo:language="en" fo:country="US" fo:font-weight="normal" officeooo:rsid="0147a55a" officeooo:paragraph-rsid="0147a55a" style:font-size-asian="8pt" style:font-weight-asian="normal" style:font-size-complex="8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8pt" fo:language="en" fo:country="US" fo:font-weight="normal" officeooo:rsid="0147a55a" officeooo:paragraph-rsid="0149461c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8pt" fo:language="en" fo:country="US" fo:font-weight="normal" officeooo:rsid="0149461c" officeooo:paragraph-rsid="0149461c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fo:font-size="8pt" fo:language="en" fo:country="US" fo:font-weight="bold" officeooo:paragraph-rsid="0147a55a" style:font-size-asian="8pt" style:font-weight-asian="bold" style:font-size-complex="8pt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size="8pt" fo:language="en" fo:country="US" fo:font-weight="bold" officeooo:paragraph-rsid="0149461c" style:font-size-asian="8pt" style:font-weight-asian="bold" style:font-size-complex="8pt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font-size="8pt" fo:language="en" fo:country="US" fo:font-weight="bold" officeooo:rsid="0147a55a" officeooo:paragraph-rsid="0149461c" style:font-size-asian="8pt" style:font-weight-asian="bold" style:font-size-complex="8pt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font-size="8pt" fo:language="en" fo:country="US" fo:font-weight="bold" officeooo:rsid="0149461c" officeooo:paragraph-rsid="0149461c" style:font-size-asian="8pt" style:font-weight-asian="bold" style:font-size-complex="8pt" style:font-weight-complex="bold"/>
    </style:style>
    <style:style style:name="P32" style:family="paragraph" style:parent-style-name="Contents_20_1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33" style:family="paragraph" style:parent-style-name="Table_20_Contents" style:master-page-name="First_20_Page">
      <style:paragraph-properties fo:text-align="center" style:justify-single-word="false" style:page-number="auto" fo:break-before="page"/>
      <style:text-properties style:font-name="Times New Roman" fo:font-size="10.5pt" officeooo:paragraph-rsid="00253433" style:font-size-asian="10.5pt" style:font-size-complex="10.5pt"/>
    </style:style>
    <style:style style:name="P34" style:family="paragraph" style:parent-style-name="ЕСПД_20_-_20_Заголовок_20_раздела_20_с_20_номером">
      <style:text-properties officeooo:rsid="010aac0f" officeooo:paragraph-rsid="010aac0f"/>
    </style:style>
    <style:style style:name="P35" style:family="paragraph" style:parent-style-name="Text_20_body">
      <style:paragraph-properties fo:text-align="start" style:justify-single-word="false"/>
      <style:text-properties fo:font-size="8pt" fo:font-weight="normal" officeooo:rsid="0149ff3b" officeooo:paragraph-rsid="0149ff3b" style:font-size-asian="8pt" style:font-weight-asian="normal" style:font-size-complex="8pt" style:font-weight-complex="normal"/>
    </style:style>
    <style:style style:name="T1" style:family="text">
      <style:text-properties officeooo:rsid="00e05ebb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681dc"/>
    </style:style>
    <style:style style:name="T4" style:family="text">
      <style:text-properties fo:language="ru" fo:country="RU" officeooo:rsid="01114396"/>
    </style:style>
    <style:style style:name="T5" style:family="text">
      <style:text-properties officeooo:rsid="000378f4"/>
    </style:style>
    <style:style style:name="T6" style:family="text">
      <style:text-properties style:font-name="Times New Roman" fo:font-size="10.5pt" style:font-size-asian="10.5pt" style:font-size-complex="10.5pt"/>
    </style:style>
    <style:style style:name="T7" style:family="text">
      <style:text-properties style:font-name="Times New Roman" fo:font-size="10.5pt" fo:background-color="#ffffff" loext:char-shading-value="0" style:font-size-asian="10.5pt" style:font-size-complex="10.5pt"/>
    </style:style>
    <style:style style:name="T8" style:family="text">
      <style:text-properties style:font-name="Times New Roman" fo:font-size="10.5pt" fo:language="en" fo:country="US" officeooo:rsid="00335165" fo:background-color="#ffffff" loext:char-shading-value="0" style:font-name-asian="Times New Roman1" style:font-size-asian="10.5pt" style:font-name-complex="Times New Roman1" style:font-size-complex="10.5pt"/>
    </style:style>
    <style:style style:name="T9" style:family="text">
      <style:text-properties fo:text-transform="uppercase"/>
    </style:style>
    <style:style style:name="T10" style:family="text">
      <style:text-properties style:font-name="Times New Roman1" fo:font-size="10.5pt" officeooo:rsid="0046db64" fo:background-color="#ffffff" loext:char-shading-value="0" style:font-name-asian="Times New Roman1" style:font-size-asian="10.5pt" style:font-name-complex="Times New Roman1" style:font-size-complex="10.5pt"/>
    </style:style>
    <style:style style:name="T11" style:family="text">
      <style:text-properties style:font-name="Times New Roman1" fo:font-size="10.5pt" officeooo:rsid="002681dc" fo:background-color="#ffffff" loext:char-shading-value="0" style:font-name-asian="Times New Roman1" style:font-size-asian="10.5pt" style:font-name-complex="Times New Roman1" style:font-size-complex="10.5pt"/>
    </style:style>
    <style:style style:name="T12" style:family="text">
      <style:text-properties officeooo:rsid="00d255a2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1341f1c"/>
    </style:style>
    <style:style style:name="T15" style:family="text">
      <style:text-properties fo:language="en" fo:country="US" officeooo:rsid="0146898f"/>
    </style:style>
    <style:style style:name="T16" style:family="text">
      <style:text-properties officeooo:rsid="01304f09"/>
    </style:style>
    <style:style style:name="T17" style:family="text">
      <style:text-properties officeooo:rsid="01333dfa"/>
    </style:style>
    <style:style style:name="T18" style:family="text">
      <style:text-properties officeooo:rsid="0138142b"/>
    </style:style>
    <style:style style:name="T19" style:family="text">
      <style:text-properties officeooo:rsid="0144d2c2"/>
    </style:style>
    <style:style style:name="T20" style:family="text">
      <style:text-properties officeooo:rsid="0146898f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9"><text:s/>«Московский приборостроительный техникум»</text:span><text:line-break/>федерального государственного бюджетного образовательного учреждения<text:line-break/>высшего профессионального образования<text:line-break/>«Российский государственный торгово‑экономический университет»<text:line-break/>(МПТ РГТЭУ)</text:p>
      <text:p text:style-name="P3"/>
      <text:p text:style-name="P3"/>
      <text:p text:style-name="P3">Специальность 230115 «Программирование в компьютерных системах»</text:p>
      <text:p text:style-name="P3"/>
      <text:p text:style-name="P3"/>
      <text:p text:style-name="P3"><text:span text:style-name="T18">Практика П05</text:span> «Технология разработки программного обеспечения»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">УТВЕРЖДАЮ</text:p>
            <text:p text:style-name="P3">Председатель ЦМК спецдисциплин 230105 и профессиональных модулей 230115</text:p>
            <text:p text:style-name="P3">_________________________ Л. А. Варламова</text:p>
            <text:p text:style-name="P18">«______» ______________________ 201<text:span text:style-name="T5">4</text:span> года</text:p>
          </table:table-cell>
        </table:table-row>
      </table:table>
      <text:p text:style-name="P3"/>
      <text:p text:style-name="P7"><text:span text:style-name="T6">Тема: «</text:span><text:span text:style-name="Основной_20_шрифт_20_абзаца"><text:span text:style-name="T7">Игровое приложение </text:span></text:span><text:span text:style-name="Основной_20_шрифт_20_абзаца"><text:span text:style-name="T10">„</text:span></text:span><text:span text:style-name="Основной_20_шрифт_20_абзаца"><text:span text:style-name="T8">Silent MPT</text:span></text:span><text:span text:style-name="Основной_20_шрифт_20_абзаца"><text:span text:style-name="T11">”</text:span></text:span><text:span text:style-name="T6">»</text:span></text:p>
      <text:p text:style-name="P3"/>
      <text:p text:style-name="P3"/>
      <text:p text:style-name="P3">МПТ РГТЭУ.П329- <text:span text:style-name="T12">ПМ03.П</text:span><text:span text:style-name="T14">05.</text:span><text:span text:style-name="T12">ТРПО 06 14</text:span></text:p>
      <text:p text:style-name="P3"/>
      <text:p text:style-name="P4">Текст программы</text:p>
      <text:p text:style-name="P3"/>
      <text:p text:style-name="P3"/>
      <text:p text:style-name="P3">Листов: <text:span text:style-name="T16">16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">СОГЛАСОВАНО</text:p>
            <text:p text:style-name="P3">Заказчик</text:p>
            <text:p text:style-name="P3">___________________________ <text:span text:style-name="T19">С.В. Караваев</text:span></text:p>
            <text:p text:style-name="P3">«______» ______________________ 201<text:span text:style-name="T5">4</text:span> года</text:p>
          </table:table-cell>
          <table:table-cell table:style-name="Таблица3.A1" office:value-type="string">
            <text:p text:style-name="P3">Руководитель</text:p>
            <text:p text:style-name="P3"/>
            <text:p text:style-name="P3">__________________________ С. В. Караваев</text:p>
            <text:p text:style-name="P3">«______» ______________________ 201<text:span text:style-name="T5">4</text:span> года</text:p>
          </table:table-cell>
        </table:table-row>
        <table:table-row>
          <table:table-cell table:style-name="Таблица3.A1" office:value-type="string">
            <text:p text:style-name="P6"/>
          </table:table-cell>
          <table:table-cell table:style-name="Таблица3.A1" office:value-type="string">
            <text:p text:style-name="P3"/>
            <text:p text:style-name="P3">Разработчики</text:p>
            <text:p text:style-name="P3">____________________________ <text:span text:style-name="T19">П.С. Мосеин</text:span></text:p>
            <text:p text:style-name="P3">«______» ______________________ 201<text:span text:style-name="T5">4</text:span> года</text:p>
            <text:p text:style-name="P3"/>
            <text:p text:style-name="P3">__________________________ <text:span text:style-name="T19">С.А. Байков</text:span></text:p>
            <text:p text:style-name="P3">«______» ______________________ 201<text:span text:style-name="T5">4</text:span> года</text:p>
            <text:p text:style-name="P3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>2014</text:p>
      <text:p text:style-name="ЕСПД_20_-_20_Заголовок_20_раздела_20_без_20_номера">Содержание</text:p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><text:a xlink:type="simple" xlink:href="#__RefHeading__729_274539785" text:style-name="Index_20_Link" text:visited-style-name="Index_20_Link">1.Описание модулей программы<text:tab/>3</text:a></text:p>
          <text:p text:style-name="P32"><text:a xlink:type="simple" xlink:href="#__RefHeading__629_274539785" text:style-name="Index_20_Link" text:visited-style-name="Index_20_Link">2.Текст программы на исходном языке<text:tab/>4</text:a></text:p>
        </text:index-body>
      </text:table-of-content>
      <text:p text:style-name="P14"/>
      <text:h text:style-name="P34" text:outline-level="1"><text:bookmark-start text:name="__RefHeading__729_274539785"/>Описание модулей программы<text:bookmark-end text:name="__RefHeading__729_274539785"/></text:h>
      <text:p text:style-name="P19">Таблица <text:sequence text:ref-name="refTable0" text:name="Table" text:formula="ooow:Table+1" style:num-format="1">1</text:sequence>—Перечень модулей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8">Номер по порядку</text:p>
          </table:table-cell>
          <table:table-cell table:style-name="Таблица1.A1" office:value-type="string">
            <text:p text:style-name="P8">Наименование модуля</text:p>
          </table:table-cell>
          <table:table-cell table:style-name="Таблица1.C1" office:value-type="string">
            <text:p text:style-name="P8">Описание</text:p>
          </table:table-cell>
        </table:table-row>
        <table:table-row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20"><text:bookmark-start text:name="__DdeLink__2972_21335153"/>dayparser.py<text:bookmark-end text:name="__DdeLink__2972_21335153"/></text:p>
          </table:table-cell>
          <table:table-cell table:style-name="Таблица1.C2" office:value-type="string">
            <text:p text:style-name="P20">Возвращаяет индекс дня недели</text:p>
          </table:table-cell>
        </table:table-row>
        <table:table-row>
          <table:table-cell table:style-name="Таблица1.A2" office:value-type="string">
            <text:p text:style-name="P9">2</text:p>
          </table:table-cell>
          <table:table-cell table:style-name="Таблица1.A2" office:value-type="string">
            <text:p text:style-name="P12">disciplineparser.py</text:p>
          </table:table-cell>
          <table:table-cell table:style-name="Таблица1.C2" office:value-type="string">
            <text:p text:style-name="P13">Возвращяет список дисциплин из excel файла</text:p>
          </table:table-cell>
        </table:table-row>
        <table:table-row>
          <table:table-cell table:style-name="Таблица1.A2" office:value-type="string">
            <text:p text:style-name="P9">3</text:p>
          </table:table-cell>
          <table:table-cell table:style-name="Таблица1.A2" office:value-type="string">
            <text:p text:style-name="P12">excel.py</text:p>
          </table:table-cell>
          <table:table-cell table:style-name="Таблица1.C2" office:value-type="string">
            <text:p text:style-name="P10">Основной файл работы с екселем</text:p>
          </table:table-cell>
        </table:table-row>
        <table:table-row>
          <table:table-cell table:style-name="Таблица1.A2" office:value-type="string">
            <text:p text:style-name="P9">4</text:p>
          </table:table-cell>
          <table:table-cell table:style-name="Таблица1.A2" office:value-type="string">
            <text:p text:style-name="P12">gruppaparser.py</text:p>
          </table:table-cell>
          <table:table-cell table:style-name="Таблица1.C2" office:value-type="string">
            <text:p text:style-name="P10">Возвращяет список групп из excel файла</text:p>
          </table:table-cell>
        </table:table-row>
        <table:table-row>
          <table:table-cell table:style-name="Таблица1.A2" office:value-type="string">
            <text:p text:style-name="P9">5</text:p>
          </table:table-cell>
          <table:table-cell table:style-name="Таблица1.A2" office:value-type="string">
            <text:p text:style-name="P12">teacherparser.py</text:p>
          </table:table-cell>
          <table:table-cell table:style-name="Таблица1.C2" office:value-type="string">
            <text:p text:style-name="P10">Возвращяет список преподавателей из excel файла</text:p>
          </table:table-cell>
        </table:table-row>
        <table:table-row>
          <table:table-cell table:style-name="Таблица1.A2" office:value-type="string">
            <text:p text:style-name="P9">6</text:p>
          </table:table-cell>
          <table:table-cell table:style-name="Таблица1.A2" office:value-type="string">
            <text:p text:style-name="P12">sample.py</text:p>
          </table:table-cell>
          <table:table-cell table:style-name="Таблица1.C2" office:value-type="string">
            <text:p text:style-name="P10">Основной файл работы с google calendar и Oauth 2</text:p>
          </table:table-cell>
        </table:table-row>
        <table:table-row>
          <table:table-cell table:style-name="Таблица1.A2" office:value-type="string">
            <text:p text:style-name="P9">7</text:p>
          </table:table-cell>
          <table:table-cell table:style-name="Таблица1.A2" office:value-type="string">
            <text:p text:style-name="P12">sqlcalendar.py</text:p>
          </table:table-cell>
          <table:table-cell table:style-name="Таблица1.C2" office:value-type="string">
            <text:p text:style-name="P10">Показывает базу данных</text:p>
          </table:table-cell>
        </table:table-row>
        <table:table-row>
          <table:table-cell table:style-name="Таблица1.A2" office:value-type="string">
            <text:p text:style-name="P9">8</text:p>
          </table:table-cell>
          <table:table-cell table:style-name="Таблица1.A2" office:value-type="string">
            <text:p text:style-name="P12">addcalendar.py</text:p>
          </table:table-cell>
          <table:table-cell table:style-name="Таблица1.C2" office:value-type="string">
            <text:p text:style-name="P10">Добавляет календарь</text:p>
          </table:table-cell>
        </table:table-row>
        <table:table-row>
          <table:table-cell table:style-name="Таблица1.A2" office:value-type="string">
            <text:p text:style-name="P9">9</text:p>
          </table:table-cell>
          <table:table-cell table:style-name="Таблица1.A2" office:value-type="string">
            <text:p text:style-name="P12">deleteevent.py</text:p>
          </table:table-cell>
          <table:table-cell table:style-name="Таблица1.C2" office:value-type="string">
            <text:p text:style-name="P10">Удаляет все события из календаря</text:p>
          </table:table-cell>
        </table:table-row>
        <table:table-row>
          <table:table-cell table:style-name="Таблица1.A2" office:value-type="string">
            <text:p text:style-name="P9">10</text:p>
          </table:table-cell>
          <table:table-cell table:style-name="Таблица1.A2" office:value-type="string">
            <text:p text:style-name="P12">addevent.py</text:p>
          </table:table-cell>
          <table:table-cell table:style-name="Таблица1.C2" office:value-type="string">
            <text:p text:style-name="P10">Добавляет события в календарь по разным группам</text:p>
          </table:table-cell>
        </table:table-row>
        <table:table-row>
          <table:table-cell table:style-name="Таблица1.A2" office:value-type="string">
            <text:p text:style-name="P11">1<text:span text:style-name="T4">1</text:span></text:p>
          </table:table-cell>
          <table:table-cell table:style-name="Таблица1.A2" office:value-type="string">
            <text:p text:style-name="P12">my_rfc3339.py</text:p>
          </table:table-cell>
          <table:table-cell table:style-name="Таблица1.C2" office:value-type="string">
            <text:p text:style-name="P10">Работа со временем</text:p>
          </table:table-cell>
        </table:table-row>
        <table:table-row>
          <table:table-cell table:style-name="Таблица1.A2" office:value-type="string">
            <text:p text:style-name="P11">1<text:span text:style-name="T4">2</text:span></text:p>
          </table:table-cell>
          <table:table-cell table:style-name="Таблица1.A2" office:value-type="string">
            <text:p text:style-name="P12">getcalendar.py</text:p>
          </table:table-cell>
          <table:table-cell table:style-name="Таблица1.C2" office:value-type="string">
            <text:p text:style-name="P10">Возвращяет список календарей</text:p>
          </table:table-cell>
        </table:table-row>
        <table:table-row>
          <table:table-cell table:style-name="Таблица1.A2" office:value-type="string">
            <text:p text:style-name="P12">13</text:p>
          </table:table-cell>
          <table:table-cell table:style-name="Таблица1.A2" office:value-type="string">
            <text:p text:style-name="P12"><text:span text:style-name="T20">w</text:span>eekparser.py</text:p>
          </table:table-cell>
          <table:table-cell table:style-name="Таблица1.C2" office:value-type="string">
            <text:p text:style-name="P10">Возвращяет значение недели с сайта техникума</text:p>
          </table:table-cell>
        </table:table-row>
        <table:table-row>
          <table:table-cell table:style-name="Таблица1.A2" office:value-type="string">
            <text:p text:style-name="P12">14</text:p>
          </table:table-cell>
          <table:table-cell table:style-name="Таблица1.A2" office:value-type="string">
            <text:p text:style-name="P12"><text:span text:style-name="T20">t</text:span>imeparser.py</text:p>
          </table:table-cell>
          <table:table-cell table:style-name="Таблица1.C2" office:value-type="string">
            <text:p text:style-name="P10">Возвращяет время начала и конца пары с сайта МПТ</text:p>
          </table:table-cell>
        </table:table-row>
        <table:table-row>
          <table:table-cell table:style-name="Таблица1.A2" office:value-type="string">
            <text:p text:style-name="P12">15</text:p>
          </table:table-cell>
          <table:table-cell table:style-name="Таблица1.A2" office:value-type="string">
            <text:p text:style-name="P12">shedule_parser.py</text:p>
          </table:table-cell>
          <table:table-cell table:style-name="Таблица1.C2" office:value-type="string">
            <text:p text:style-name="P10">Возвращяет расписание с сайта МПТ</text:p>
          </table:table-cell>
        </table:table-row>
        <table:table-row>
          <table:table-cell table:style-name="Таблица1.A2" office:value-type="string">
            <text:p text:style-name="P12">16</text:p>
          </table:table-cell>
          <table:table-cell table:style-name="Таблица1.A2" office:value-type="string">
            <text:p text:style-name="P12">change_parser.py</text:p>
          </table:table-cell>
          <table:table-cell table:style-name="Таблица1.C2" office:value-type="string">
            <text:p text:style-name="P10">Возращяет текущие изменения в расписании</text:p>
          </table:table-cell>
        </table:table-row>
        <table:table-row>
          <table:table-cell table:style-name="Таблица1.A2" office:value-type="string">
            <text:p text:style-name="P12"><text:span text:style-name="T4">1</text:span><text:span text:style-name="T2">7</text:span></text:p>
          </table:table-cell>
          <table:table-cell table:style-name="Таблица1.A2" office:value-type="string">
            <text:p text:style-name="P12"><text:span text:style-name="T20">s</text:span>ql.py</text:p>
          </table:table-cell>
          <table:table-cell table:style-name="Таблица1.C2" office:value-type="string">
            <text:p text:style-name="P10">Создает базу данных</text:p>
          </table:table-cell>
        </table:table-row>
        <table:table-row>
          <table:table-cell table:style-name="Таблица1.A2" office:value-type="string">
            <text:p text:style-name="P12">18</text:p>
          </table:table-cell>
          <table:table-cell table:style-name="Таблица1.A2" office:value-type="string">
            <text:p text:style-name="P12"><text:span text:style-name="T20">s</text:span>qlfind.py</text:p>
          </table:table-cell>
          <table:table-cell table:style-name="Таблица1.C2" office:value-type="string">
            <text:p text:style-name="P10">Связывает базы преподавателямей, предметов, <text:s/>групп, дней недели и номером пары</text:p>
          </table:table-cell>
        </table:table-row>
        <table:table-row>
          <table:table-cell table:style-name="Таблица1.A2" office:value-type="string">
            <text:p text:style-name="P12">19</text:p>
          </table:table-cell>
          <table:table-cell table:style-name="Таблица1.A2" office:value-type="string">
            <text:p text:style-name="P12"><text:span text:style-name="T20">s</text:span>qlexcel.py</text:p>
          </table:table-cell>
          <table:table-cell table:style-name="Таблица1.C2" office:value-type="string">
            <text:p text:style-name="P10">Заполняет базу преподавателями, предметами, <text:s/>группами.</text:p>
          </table:table-cell>
        </table:table-row>
        <table:table-row>
          <table:table-cell table:style-name="Таблица1.A2" office:value-type="string">
            <text:p text:style-name="P12">20</text:p>
          </table:table-cell>
          <table:table-cell table:style-name="Таблица1.A2" office:value-type="string">
            <text:p text:style-name="P12"><text:span text:style-name="T20">s</text:span>qlPara.py</text:p>
          </table:table-cell>
          <table:table-cell table:style-name="Таблица1.C2" office:value-type="string">
            <text:p text:style-name="P10">Заполняет базу данных текущим расписанием</text:p>
          </table:table-cell>
        </table:table-row>
      </table:table>
      <text:p text:style-name="Standard"/>
      <text:p text:style-name="P15"/>
      <text:h text:style-name="P34" text:outline-level="1"><text:bookmark-start text:name="__RefHeading__629_274539785"/>Текст программы <text:span text:style-name="T17">на исходном языке</text:span><text:bookmark-end text:name="__RefHeading__629_274539785"/></text:h>
      <text:section text:style-name="Sect2" text:name="Раздел1">
        <text:p text:style-name="P21">dayparser.py</text:p>
        <text:p text:style-name="P23"># -*- coding: utf-8 -*-</text:p>
        <text:p text:style-name="P23"/>
        <text:p text:style-name="P23">week = [u'понедельник', u'вторник', u'среда', u'четверг', u'пятница', u'суббота']</text:p>
        <text:p text:style-name="P23"/>
        <text:p text:style-name="P23">def dayofweek(day):</text:p>
        <text:p text:style-name="P23"><text:s text:c="4"/>return week.index(day.lower())</text:p>
        <text:p text:style-name="P21"><text:span text:style-name="T15">s</text:span><text:span text:style-name="T13">qlPara.py</text:span></text:p>
        <text:p text:style-name="P25"># -*- coding: utf-8 -*-</text:p>
        <text:p text:style-name="P25">from sql import Para, AbstractPara, Session</text:p>
        <text:p text:style-name="P25">import datetime</text:p>
        <text:p text:style-name="P23"/>
        <text:p text:style-name="P25">import xlrd</text:p>
        <text:p text:style-name="P25">from excel_parser import dayparser, excel</text:p>
        <text:p text:style-name="P25">from mptparser.time_parser import timeparse</text:p>
        <text:p text:style-name="P23"/>
        <text:p text:style-name="P23"/>
        <text:p text:style-name="P23"/>
        <text:p text:style-name="P23"/>
        <text:p text:style-name="P25">session = Session()</text:p>
        <text:p text:style-name="P23"/>
        <text:p text:style-name="P25">sqlabspara = session.query(AbstractPara).all()</text:p>
        <text:p text:style-name="P23"/>
        <text:p text:style-name="P25">week = [u'понедельник', u'вторник', u'среда', u'четверг', u'пятница', u'суббота']</text:p>
        <text:p text:style-name="P23"/>
        <text:p text:style-name="P25">now = datetime.date.today()</text:p>
        <text:p text:style-name="P25">if (int(datetime.datetime.strftime(now, '%W')) % 2) == 0: <text:s/># числитель</text:p>
        <text:p text:style-name="P25"><text:s text:c="4"/>print 'Числитель'</text:p>
        <text:p text:style-name="P25">else:</text:p>
        <text:p text:style-name="P25"><text:s text:c="4"/>print 'Знаменатель'</text:p>
        <text:p text:style-name="P23"/>
        <text:p text:style-name="P25">#print now.weekday()</text:p>
        <text:p text:style-name="P25">for abspara in sqlabspara:</text:p>
        <text:p text:style-name="P25"><text:s text:c="4"/>#Добавляем расписание на неделю в бд, откуда потем тащем в календарь</text:p>
        <text:p text:style-name="P25"><text:s text:c="4"/>for xday in xrange(0, 7):</text:p>
        <text:p text:style-name="P25"><text:s text:c="8"/>dateoffset = now + datetime.timedelta(days=xday)</text:p>
        <text:p text:style-name="P25"><text:s text:c="8"/>if dateoffset.weekday() == week.index(abspara.dayofweek):</text:p>
        <text:p text:style-name="P25"><text:s text:c="12"/>paradate = dateoffset</text:p>
        <text:p text:style-name="P25"><text:s text:c="12"/>start, end = timeparse(abspara.numberpara, paradate.weekday())</text:p>
        <text:p text:style-name="P25"><text:s text:c="12"/>sqlpara = Para(abspara, paradate, start, end)</text:p>
        <text:p text:style-name="P25"><text:s text:c="12"/>#print sqlpara.abstractpara.dayofweek</text:p>
        <text:p text:style-name="P25"><text:s text:c="12"/>session.add(sqlpara)</text:p>
        <text:p text:style-name="P35">syllabus</text:p>
        <text:p text:style-name="P25">session.commit()</text:p>
        <text:p text:style-name="P21"><text:span text:style-name="T15">s</text:span><text:span text:style-name="T13">qlexcel.py</text:span></text:p>
        <text:p text:style-name="P25"># -*- coding: utf-8 -*-</text:p>
        <text:p text:style-name="P25">import sys</text:p>
        <text:p text:style-name="P25">sys.path.append("../excel_parser")</text:p>
        <text:p text:style-name="P25">from sql import Teacher, Discipline, Gruppa, Session</text:p>
        <text:p text:style-name="P25">from excel_parser.teacherparser import createteacherlist</text:p>
        <text:p text:style-name="P25">from excel_parser.disciplineparse import createdisciplinelist</text:p>
        <text:p text:style-name="P25">from excel_parser.gruppaparser import creategrupplist</text:p>
        <text:p text:style-name="P25">import xlrd</text:p>
        <text:p text:style-name="P23"/>
        <text:p text:style-name="P25">session = Session()</text:p>
        <text:p text:style-name="P23"/>
        <text:p text:style-name="P23"/>
        <text:p text:style-name="P25">book = xlrd.open_workbook('2203_Raspisanie.xls')</text:p>
        <text:p text:style-name="P25">teacherlist = createteacherlist(book)</text:p>
        <text:p text:style-name="P23"/>
        <text:p text:style-name="P25">for person in teacherlist:</text:p>
        <text:p text:style-name="P25"><text:s text:c="4"/>#print u'Имя: %s' % person[:2]</text:p>
        <text:p text:style-name="P25"><text:s text:c="4"/>#print u'Отчество: %s' % person [2:4]</text:p>
        <text:p text:style-name="P25"><text:s text:c="4"/>#print u'Фамилия: %s' % person [5:]</text:p>
        <text:p text:style-name="P23"/>
        <text:p text:style-name="P25"><text:s text:c="4"/>sqlteach = Teacher(person[5:], person[:2], person[2:4])</text:p>
        <text:p text:style-name="P25"><text:s text:c="4"/>session.add(sqlteach)</text:p>
        <text:p text:style-name="P23"/>
        <text:p text:style-name="P25">disciplinelist = createdisciplinelist(book)</text:p>
        <text:p text:style-name="P25">for disc in disciplinelist:</text:p>
        <text:p text:style-name="P25"><text:s text:c="4"/>#print u'Дисциплина: %s' % disc</text:p>
        <text:p text:style-name="P23"/>
        <text:p text:style-name="P25"><text:s text:c="4"/>sqldisc = Discipline(disc)</text:p>
        <text:p text:style-name="P25"><text:s text:c="4"/>session.add(sqldisc)</text:p>
        <text:p text:style-name="P23"/>
        <text:p text:style-name="P25">grupplist = creategrupplist(book)</text:p>
        <text:p text:style-name="P23"/>
        <text:p text:style-name="P25">for gruppa in grupplist:</text:p>
        <text:p text:style-name="P25"><text:s text:c="4"/>#print u'Группа: %s' % gruppa</text:p>
        <text:p text:style-name="P23"/>
        <text:p text:style-name="P25"><text:s text:c="4"/>sqlgruppa = Gruppa(gruppa)</text:p>
        <text:p text:style-name="P25"><text:s text:c="4"/>session.add(sqlgruppa)</text:p>
        <text:p text:style-name="P23"/>
        <text:p text:style-name="P25">session.commit()</text:p>
        <text:p text:style-name="P23"/>
        <text:p text:style-name="P25"/>
        <text:p text:style-name="P21"><text:soft-page-break/><text:span text:style-name="T15">s</text:span><text:span text:style-name="T13">qlfind.py</text:span></text:p>
        <text:p text:style-name="P25"># -*- coding: utf-8 -*-</text:p>
        <text:p text:style-name="P25">from sql import Teacher, Discipline, Session, Gruppa, AbstractPara</text:p>
        <text:p text:style-name="P25">from excel_parser.excel import excellist</text:p>
        <text:p text:style-name="P25">import xlrd</text:p>
        <text:p text:style-name="P23"/>
        <text:p text:style-name="P25">book = xlrd.open_workbook('2203_Raspisanie.xls')</text:p>
        <text:p text:style-name="P25">excel = excellist(book)</text:p>
        <text:p text:style-name="P23"/>
        <text:p text:style-name="P25">week = [u'понедельник', u'вторник', u'среда', u'четверг', u'пятница', u'суббота']</text:p>
        <text:p text:style-name="P23"/>
        <text:p text:style-name="P25">session = Session()</text:p>
        <text:p text:style-name="P25">sqlteacher = session.query(Teacher).all()</text:p>
        <text:p text:style-name="P25">sqldiscipline = session.query(Discipline).all()</text:p>
        <text:p text:style-name="P25">sqlgruppa = session.query(Gruppa).all()</text:p>
        <text:p text:style-name="P23"/>
        <text:p text:style-name="P25">for para in excel:</text:p>
        <text:p text:style-name="P25"><text:s text:c="4"/>teacherid = 0</text:p>
        <text:p text:style-name="P25"><text:s text:c="4"/>disciplineid = 0</text:p>
        <text:p text:style-name="P25"><text:s text:c="4"/>gruppaid = 0</text:p>
        <text:p text:style-name="P25"><text:s text:c="4"/>for teacher in sqlteacher:</text:p>
        <text:p text:style-name="P25"><text:s text:c="8"/>if teacher.lastname in para:</text:p>
        <text:p text:style-name="P25"><text:s text:c="12"/>#print '%s: %s' % (teacher.id, teacher.lastname)</text:p>
        <text:p text:style-name="P25"><text:s text:c="12"/>teacherstate = teacher</text:p>
        <text:p text:style-name="P23"/>
        <text:p text:style-name="P25"><text:s text:c="4"/>for discipline in sqldiscipline:</text:p>
        <text:p text:style-name="P25"><text:s text:c="8"/>if discipline.name in para:</text:p>
        <text:p text:style-name="P25"><text:s text:c="12"/>#print '%s: %s' % (discipline.id, discipline.name)</text:p>
        <text:p text:style-name="P25"><text:s text:c="12"/>disciplinestate = discipline</text:p>
        <text:p text:style-name="P23"/>
        <text:p text:style-name="P25"><text:s text:c="4"/>for gruppa in sqlgruppa:</text:p>
        <text:p text:style-name="P25"><text:s text:c="8"/>if gruppa.name in para:</text:p>
        <text:p text:style-name="P25"><text:s text:c="12"/>#print '%s: %s' % (gruppa.id, gruppa.name)</text:p>
        <text:p text:style-name="P25"><text:s text:c="12"/>gruppastate = gruppa</text:p>
        <text:p text:style-name="P23"/>
        <text:p text:style-name="P25"><text:s text:c="4"/>for days in week:</text:p>
        <text:p text:style-name="P25"><text:s text:c="8"/>if days in para:</text:p>
        <text:p text:style-name="P25"><text:s text:c="12"/>#print days</text:p>
        <text:p text:style-name="P25"><text:s text:c="12"/>daysofweek = days</text:p>
        <text:p text:style-name="P23"/>
        <text:p text:style-name="P25"><text:s text:c="4"/>number_week = int(para[-2])</text:p>
        <text:p text:style-name="P25"><text:s text:c="4"/># Узнаем номер пары</text:p>
        <text:p text:style-name="P25"><text:s text:c="4"/>number_para = int(para[-1])</text:p>
        <text:p text:style-name="P23"/>
        <text:p text:style-name="P25"><text:s text:c="4"/>sqlabspara = AbstractPara(teacherstate, disciplinestate, gruppastate, number_para, daysofweek, number_week)</text:p>
        <text:p text:style-name="P25"><text:s text:c="4"/>session.add(sqlabspara)</text:p>
        <text:p text:style-name="P23"/>
        <text:p text:style-name="P25">session.commit()</text:p>
        <text:p text:style-name="P21"><text:span text:style-name="T15">s</text:span><text:span text:style-name="T13">ql.py</text:span></text:p>
        <text:p text:style-name="P25">#!/usr/bin/env python</text:p>
        <text:p text:style-name="P25"># -*- coding: utf-8 -*-</text:p>
        <text:p text:style-name="P25">from sqlalchemy import create_engine</text:p>
        <text:p text:style-name="P25">from sqlalchemy.orm import sessionmaker, scoped_session, relationship</text:p>
        <text:p text:style-name="P25">from sqlalchemy.ext.declarative import declarative_base</text:p>
        <text:p text:style-name="P25">from sqlalchemy import Column, Integer, Unicode, ForeignKey, Date, Time</text:p>
        <text:p text:style-name="P23"/>
        <text:p text:style-name="P23"/>
        <text:p text:style-name="P25">Base = declarative_base()</text:p>
        <text:p text:style-name="P23"/>
        <text:p text:style-name="P25">engine = create_engine('sqlite:///shedule.db', echo=False)</text:p>
        <text:p text:style-name="P23"/>
        <text:p text:style-name="P25">Session = scoped_session(sessionmaker(bind=engine))</text:p>
        <text:p text:style-name="P23"/>
        <text:p text:style-name="P25">metadata = Base.metadata</text:p>
        <text:p text:style-name="P23"/>
        <text:p text:style-name="P23"/>
        <text:p text:style-name="P25">class Teacher(Base):</text:p>
        <text:p text:style-name="P25"><text:s text:c="4"/>"""</text:p>
        <text:p text:style-name="P25"><text:s text:c="4"/>Таблица Преподаватель</text:p>
        <text:p text:style-name="P25"><text:s text:c="4"/>Модель Учитель</text:p>
        <text:p text:style-name="P25"><text:s text:c="4"/>"""</text:p>
        <text:p text:style-name="P23"/>
        <text:p text:style-name="P25"><text:s text:c="4"/>__tablename__ = 'Teacher'</text:p>
        <text:p text:style-name="P23"/>
        <text:p text:style-name="P25"><text:s text:c="4"/>id = Column(Integer, primary_key=True)</text:p>
        <text:p text:style-name="P25"><text:s text:c="4"/>lastname = Column(Unicode)</text:p>
        <text:p text:style-name="P25"><text:s text:c="4"/>name = Column(Unicode)</text:p>
        <text:p text:style-name="P25"><text:s text:c="4"/>otch = Column(Unicode)</text:p>
        <text:p text:style-name="P25"><text:s text:c="4"/>abspara = relationship("AbstractPara", backref="teacher", viewonly=False)</text:p>
        <text:p text:style-name="P23"/>
        <text:p text:style-name="P25"><text:s text:c="4"/>#teacher = relationship("AbstractPara")</text:p>
        <text:p text:style-name="P25"><text:s text:c="4"/>#Подразумевается primaryjoin="and_(Teacher.id==AbstractPara.teach_id)"</text:p>
        <text:p text:style-name="P23"/>
        <text:p text:style-name="P25"><text:s text:c="4"/>def __init__(self, lastname, name, otch):</text:p>
        <text:p text:style-name="P25"><text:s text:c="8"/>self.lastname = lastname</text:p>
        <text:p text:style-name="P25"><text:s text:c="8"/>self.name = name</text:p>
        <text:p text:style-name="P25"><text:s text:c="8"/>self.otch = otch</text:p>
        <text:p text:style-name="P23"/>
        <text:p text:style-name="P23"/>
        <text:p text:style-name="P23"/>
        <text:p text:style-name="P25">''' Устарело</text:p>
        <text:p text:style-name="P25">class Week(Base):</text:p>
        <text:p text:style-name="P25"><text:s text:c="4"/>"""</text:p>
        <text:p text:style-name="P25"><text:s text:c="4"/>Не используется</text:p>
        <text:p text:style-name="P25"><text:s text:c="4"/>Модель Неделя</text:p>
        <text:p text:style-name="P25"><text:soft-page-break/><text:s text:c="4"/>"""</text:p>
        <text:p text:style-name="P25"><text:s text:c="4"/>__tablename__ = 'Week'</text:p>
        <text:p text:style-name="P23"/>
        <text:p text:style-name="P25"><text:s text:c="4"/>id = Column(Integer, primary_key=True)</text:p>
        <text:p text:style-name="P25"><text:s text:c="4"/>is_even = Column(Boolean)</text:p>
        <text:p text:style-name="P25"><text:s text:c="4"/>days = relationship("Day", backref="week")</text:p>
        <text:p text:style-name="P23"/>
        <text:p text:style-name="P25"><text:s text:c="4"/>def __init__(self, is_even):</text:p>
        <text:p text:style-name="P25"><text:s text:c="8"/>self.is_even = is_even</text:p>
        <text:p text:style-name="P23"/>
        <text:p text:style-name="P25"><text:s text:c="4"/>def __repr__(self):</text:p>
        <text:p text:style-name="P25"><text:s text:c="8"/>return session.query(Week).filter_by(id=Day.week_id).first()</text:p>
        <text:p text:style-name="P23"/>
        <text:p text:style-name="P23"/>
        <text:p text:style-name="P25">class Day(Base):</text:p>
        <text:p text:style-name="P25"><text:s text:c="4"/>"""</text:p>
        <text:p text:style-name="P25"><text:s text:c="4"/>Не используются</text:p>
        <text:p text:style-name="P25"><text:s text:c="4"/>Модель день</text:p>
        <text:p text:style-name="P25"><text:s text:c="4"/>"""</text:p>
        <text:p text:style-name="P25"><text:s text:c="4"/>__tablename__ = 'Day'</text:p>
        <text:p text:style-name="P23"/>
        <text:p text:style-name="P25"><text:s text:c="4"/>id = Column(Integer, primary_key=True)</text:p>
        <text:p text:style-name="P25"><text:s text:c="4"/>name = Column(Unicode)</text:p>
        <text:p text:style-name="P25"><text:s text:c="4"/>week_id = Column(Integer, ForeignKey('week.id'))</text:p>
        <text:p text:style-name="P23"/>
        <text:p text:style-name="P25"><text:s text:c="4"/>def __init__(self, name, week_id):</text:p>
        <text:p text:style-name="P25"><text:s text:c="8"/>self.name = name</text:p>
        <text:p text:style-name="P25"><text:s text:c="8"/>self.week_id = week_id</text:p>
        <text:p text:style-name="P23"/>
        <text:p text:style-name="P25"><text:s text:c="4"/>def __repr__(self):</text:p>
        <text:p text:style-name="P25"><text:s text:c="8"/>return '%s' % self.name</text:p>
        <text:p text:style-name="P25">'''</text:p>
        <text:p text:style-name="P23"/>
        <text:p text:style-name="P23"/>
        <text:p text:style-name="P25">class Discipline(Base):</text:p>
        <text:p text:style-name="P25"><text:s text:c="4"/>"""</text:p>
        <text:p text:style-name="P25"><text:s text:c="4"/>Таблица Дисциплина</text:p>
        <text:p text:style-name="P25"><text:s text:c="4"/>Модель Дисциплина</text:p>
        <text:p text:style-name="P25"><text:s text:c="4"/>"""</text:p>
        <text:p text:style-name="P25"><text:s text:c="4"/>__tablename__ = 'Discipline'</text:p>
        <text:p text:style-name="P23"/>
        <text:p text:style-name="P25"><text:s text:c="4"/>id = Column(Integer, primary_key=True)</text:p>
        <text:p text:style-name="P25"><text:s text:c="4"/>name = Column(Unicode)</text:p>
        <text:p text:style-name="P25"><text:s text:c="4"/>abspara = relationship("AbstractPara", backref="discipline", viewonly=False)</text:p>
        <text:p text:style-name="P23"/>
        <text:p text:style-name="P25"><text:s text:c="4"/>def __init__(self, name):</text:p>
        <text:p text:style-name="P25"><text:s text:c="8"/>self.name = name</text:p>
        <text:p text:style-name="P23"/>
        <text:p text:style-name="P23"/>
        <text:p text:style-name="P25">class Gruppa(Base):</text:p>
        <text:p text:style-name="P25"><text:s text:c="4"/>"""</text:p>
        <text:p text:style-name="P25"><text:s text:c="4"/>Таблица Группа</text:p>
        <text:p text:style-name="P25"><text:s text:c="4"/>Модель Группа</text:p>
        <text:p text:style-name="P25"><text:s text:c="4"/>"""</text:p>
        <text:p text:style-name="P25"><text:s text:c="4"/>__tablename__ = 'Gruppa'</text:p>
        <text:p text:style-name="P23"/>
        <text:p text:style-name="P25"><text:s text:c="4"/>id = Column(Integer, primary_key=True)</text:p>
        <text:p text:style-name="P25"><text:s text:c="4"/>name = Column(Unicode)</text:p>
        <text:p text:style-name="P25"><text:s text:c="4"/>abspara = relationship("AbstractPara", backref="gruppa", viewonly=False)</text:p>
        <text:p text:style-name="P23"/>
        <text:p text:style-name="P25"><text:s text:c="4"/>def __init__(self, name):</text:p>
        <text:p text:style-name="P25"><text:s text:c="8"/>self.name = name</text:p>
        <text:p text:style-name="P23"/>
        <text:p text:style-name="P23"/>
        <text:p text:style-name="P25">class AbstractPara(Base):</text:p>
        <text:p text:style-name="P25"><text:s text:c="4"/>"""</text:p>
        <text:p text:style-name="P25"><text:s text:c="4"/>Таблица Прообразы пар</text:p>
        <text:p text:style-name="P25"><text:s text:c="4"/>Модель Абстрактная Пара</text:p>
        <text:p text:style-name="P25"><text:s text:c="4"/>"""</text:p>
        <text:p text:style-name="P25"><text:s text:c="4"/>__tablename__ = 'AbstractPara'</text:p>
        <text:p text:style-name="P23"/>
        <text:p text:style-name="P25"><text:s text:c="4"/>id = Column(Integer, primary_key=True)</text:p>
        <text:p text:style-name="P23"/>
        <text:p text:style-name="P25"><text:s text:c="4"/>disc_id = Column(Integer, ForeignKey('Discipline.id'))</text:p>
        <text:p text:style-name="P25"><text:s text:c="4"/>teach_id = Column(Integer, ForeignKey('Teacher.id'))</text:p>
        <text:p text:style-name="P25"><text:s text:c="4"/>gruppa_id = Column(Integer, ForeignKey('Gruppa.id'))</text:p>
        <text:p text:style-name="P25"><text:s text:c="4"/>numberpara = Column(Integer)</text:p>
        <text:p text:style-name="P25"><text:s text:c="4"/>dayofweek = Column(Unicode)</text:p>
        <text:p text:style-name="P25"><text:s text:c="4"/>numberweek = Column(Integer)</text:p>
        <text:p text:style-name="P25"><text:s text:c="4"/>para = relationship("Para", backref="abstractpara", viewonly=False)</text:p>
        <text:p text:style-name="P23"/>
        <text:p text:style-name="P25"><text:s text:c="4"/>def __init__(self, teacher, discipline, gruppa, numberpara, dayofweek, numberweek):</text:p>
        <text:p text:style-name="P25"><text:s text:c="8"/>self.teacher = teacher</text:p>
        <text:p text:style-name="P25"><text:s text:c="8"/>self.discipline = discipline</text:p>
        <text:p text:style-name="P25"><text:s text:c="8"/>self.gruppa = gruppa</text:p>
        <text:p text:style-name="P25"><text:s text:c="8"/>self.numberpara = numberpara</text:p>
        <text:p text:style-name="P25"><text:s text:c="8"/>self.dayofweek = dayofweek</text:p>
        <text:p text:style-name="P25"><text:s text:c="8"/>self.numberweek = numberweek</text:p>
        <text:p text:style-name="P25"><text:s text:c="4"/>#def __repr__(self):</text:p>
        <text:p text:style-name="P25"><text:s text:c="8"/>#pass</text:p>
        <text:p text:style-name="P25"><text:s text:c="8"/>#TODO доделать правильный вывод</text:p>
        <text:p text:style-name="P23"/>
        <text:p text:style-name="P23"/>
        <text:p text:style-name="P25">class Para(Base):</text:p>
        <text:p text:style-name="P25"><text:soft-page-break/><text:s text:c="4"/>"""</text:p>
        <text:p text:style-name="P25"><text:s text:c="4"/>Таблица Пара</text:p>
        <text:p text:style-name="P25"><text:s text:c="4"/>Модель Текущая пара</text:p>
        <text:p text:style-name="P25"><text:s text:c="4"/>"""</text:p>
        <text:p text:style-name="P25"><text:s text:c="4"/>__tablename__ = 'Para'</text:p>
        <text:p text:style-name="P23"/>
        <text:p text:style-name="P25"><text:s text:c="4"/>id = Column(Integer, primary_key=True)</text:p>
        <text:p text:style-name="P23"/>
        <text:p text:style-name="P25"><text:s text:c="4"/>abspara_id = Column(Integer, ForeignKey('AbstractPara.id'))</text:p>
        <text:p text:style-name="P23"/>
        <text:p text:style-name="P25"><text:s text:c="4"/>date = Column(Date)</text:p>
        <text:p text:style-name="P25"><text:s text:c="4"/>timebegin = Column(Time)</text:p>
        <text:p text:style-name="P25"><text:s text:c="4"/>timeend = Column(Time)</text:p>
        <text:p text:style-name="P23"/>
        <text:p text:style-name="P25"><text:s text:c="4"/>def __init__(self, abstractpara, date, timebegin, timeend):</text:p>
        <text:p text:style-name="P25"><text:s text:c="8"/>self.abstractpara = abstractpara</text:p>
        <text:p text:style-name="P25"><text:s text:c="8"/>self.date = date</text:p>
        <text:p text:style-name="P25"><text:s text:c="8"/>self.timebegin = timebegin</text:p>
        <text:p text:style-name="P25"><text:s text:c="8"/>self.timeend = timeend</text:p>
        <text:p text:style-name="P23"/>
        <text:p text:style-name="P25">if __name__ == '__main__':</text:p>
        <text:p text:style-name="P25"><text:s text:c="4"/>Base.metadata.create_all(engine)</text:p>
        <text:p text:style-name="P28">change_parser.py</text:p>
        <text:p text:style-name="P23"># -*- coding: utf-8 -*-</text:p>
        <text:p text:style-name="P23"/>
        <text:p text:style-name="P23">import urllib2</text:p>
        <text:p text:style-name="P23"/>
        <text:p text:style-name="P23">from mptparser import script_table</text:p>
        <text:p text:style-name="P23"/>
        <text:p text:style-name="P23"/>
        <text:p text:style-name="P23">html_doc = urllib2.urlopen('http://mpt.ru/education/changes.php?gr_name=%D0%9F%D0%9A-319').read()</text:p>
        <text:p text:style-name="P23"/>
        <text:p text:style-name="P23">#Рассписание изменить</text:p>
        <text:p text:style-name="P23">res = script_table.parse_tables(html_doc, [0, 1, 2, 3, 4, 5], 1)</text:p>
        <text:p text:style-name="P23"/>
        <text:p text:style-name="P23">for item in res:</text:p>
        <text:p text:style-name="P23"><text:s text:c="4"/>for item2 in item:</text:p>
        <text:p text:style-name="P23"><text:s text:c="8"/>print item2.encode('utf-8')</text:p>
        <text:p text:style-name="P28">shedule_parser.py</text:p>
        <text:p text:style-name="P25"># -*- coding: utf-8 -*-</text:p>
        <text:p text:style-name="P23"/>
        <text:p text:style-name="P25">import urllib2</text:p>
        <text:p text:style-name="P23"/>
        <text:p text:style-name="P25">from mptparser import script_table</text:p>
        <text:p text:style-name="P23"/>
        <text:p text:style-name="P23"/>
        <text:p text:style-name="P25">html_doc = urllib2.urlopen('http://mpt.ru/education/allocation/alloc_2203_p329.htm').read()</text:p>
        <text:p text:style-name="P23"/>
        <text:p text:style-name="P25">#Рассписание занятий</text:p>
        <text:p text:style-name="P25">res = script_table.parse_tables(html_doc, [0, 1], 0)</text:p>
        <text:p text:style-name="P23"/>
        <text:p text:style-name="P25">for item in res:</text:p>
        <text:p text:style-name="P25"><text:s text:c="4"/>for item2 in item:</text:p>
        <text:p text:style-name="P25"><text:s text:c="8"/>item2 = item2.replace('\r\n','')</text:p>
        <text:p text:style-name="P25"><text:s text:c="8"/>print item2.encode('utf-8')</text:p>
        <text:p text:style-name="P23"/>
        <text:p text:style-name="P23"/>
        <text:p text:style-name="P23"/>
        <text:p text:style-name="P25"/>
        <text:p text:style-name="P21"><text:span text:style-name="T15">t</text:span><text:span text:style-name="T13">ime_parser.py</text:span></text:p>
        <text:p text:style-name="P23"># -*- coding: utf-8 -*-</text:p>
        <text:p text:style-name="P23"/>
        <text:p text:style-name="P23">#from BeautifulSoup import BeautifulSoup</text:p>
        <text:p text:style-name="P23">import urllib2</text:p>
        <text:p text:style-name="P23">from mptparser import script_table</text:p>
        <text:p text:style-name="P23">import datetime</text:p>
        <text:p text:style-name="P23"/>
        <text:p text:style-name="P23"/>
        <text:p text:style-name="P23"/>
        <text:p text:style-name="P23">html_doc = urllib2.urlopen('http://mpt.ru/education/allocation.php?otdel=3&amp;group=6').read()</text:p>
        <text:p text:style-name="P23">#Рассписание звонков</text:p>
        <text:p text:style-name="P23"/>
        <text:p text:style-name="P23"/>
        <text:p text:style-name="P23">def timeparse(numberpara, weekday):</text:p>
        <text:p text:style-name="P23"><text:s text:c="4"/>if weekday == 5:</text:p>
        <text:p text:style-name="P23"><text:s text:c="8"/>res = script_table.parse_tables(html_doc, [2], 1)</text:p>
        <text:p text:style-name="P23"><text:s text:c="4"/>elif weekday in [1, 4]:</text:p>
        <text:p text:style-name="P23"><text:s text:c="8"/>res = script_table.parse_tables(html_doc, [3], 1)</text:p>
        <text:p text:style-name="P23"><text:s text:c="4"/>else:</text:p>
        <text:p text:style-name="P23"><text:s text:c="8"/>res = script_table.parse_tables(html_doc, [1], 1)</text:p>
        <text:p text:style-name="P23"/>
        <text:p text:style-name="P23"><text:s text:c="4"/>time = res[1][0].replace('\n', ' ').replace(' ', '')</text:p>
        <text:p text:style-name="P23"><text:s text:c="4"/>newtime = time[(numberpara - 1) * 11:11 * numberpara].split('-')</text:p>
        <text:p text:style-name="P23"><text:s text:c="4"/>return datetime.time(hour=int(newtime[0][:2]), minute=int(newtime[0][3:])), <text:tab/>datetime.time(hour=int(newtime[1][:2]), <text:s text:c="50"/><text:tab/>minute=int(newtime[1][3:]))</text:p>
        <text:p text:style-name="P23"/>
        <text:p text:style-name="P23"/>
        <text:p text:style-name="P23">if __name__ == '__main__':</text:p>
        <text:p text:style-name="P23"><text:s text:c="4"/>start, end = timeparse(3, 2)</text:p>
        <text:p text:style-name="P23"><text:s text:c="4"/>res2 = script_table.parse_tables(html_doc, [3], 1)</text:p>
        <text:p text:style-name="P23"/>
        <text:p text:style-name="P23"><text:s text:c="4"/>print start, end</text:p>
        <text:p text:style-name="P23"/>
        <text:p text:style-name="P21"><text:soft-page-break/><text:span text:style-name="T15">w</text:span><text:span text:style-name="T13">eekparser.py</text:span></text:p>
        <text:p text:style-name="P25"># -*- coding: utf-8 -*-</text:p>
        <text:p text:style-name="P25">import urllib2</text:p>
        <text:p text:style-name="P23"/>
        <text:p text:style-name="P25">def weekparser():</text:p>
        <text:p text:style-name="P23"/>
        <text:p text:style-name="P25"><text:s text:c="4"/>html_doc = urllib2.urlopen('http://mpt.ru/education/allocation.php?otdel=3&amp;group=6')</text:p>
        <text:p text:style-name="P23"/>
        <text:p text:style-name="P25"><text:s text:c="4"/>for item in html_doc:</text:p>
        <text:p text:style-name="P25"><text:s text:c="8"/>if '&lt;font style="font-size: 18px" color=#ff0000&gt;' in item:</text:p>
        <text:p text:style-name="P25"><text:s text:c="12"/>return item.split('&lt;font style="font-size: 18px" color=#ff0000&gt;')[1].split('&lt;/font&gt;')[0]</text:p>
        <text:p text:style-name="P30">getcalendar.py</text:p>
        <text:p text:style-name="P27"># -*- coding: utf-8 -*-</text:p>
        <text:p text:style-name="P27">import sys</text:p>
        <text:p text:style-name="P27">import sample</text:p>
        <text:p text:style-name="P24"/>
        <text:p text:style-name="P27">def getcalendar():</text:p>
        <text:p text:style-name="P24"/>
        <text:p text:style-name="P27"><text:s text:c="4"/>service = sample.init(sys.argv)</text:p>
        <text:p text:style-name="P27"><text:s text:c="4"/>calendar_dict = {}</text:p>
        <text:p text:style-name="P27"><text:s text:c="4"/>page_token = None</text:p>
        <text:p text:style-name="P27"><text:s text:c="4"/>while True:</text:p>
        <text:p text:style-name="P27"><text:s text:c="8"/>calendar_list = service.calendarList().list(pageToken=page_token).execute()</text:p>
        <text:p text:style-name="P27"><text:s text:c="8"/>for calendar_list_entry in calendar_list['items']:</text:p>
        <text:p text:style-name="P24"/>
        <text:p text:style-name="P27"><text:s text:c="12"/>if u'П-' in calendar_list_entry['summary']:</text:p>
        <text:p text:style-name="P27"><text:s text:c="16"/>calendar_dict[calendar_list_entry['summary']] = calendar_list_entry['id']</text:p>
        <text:p text:style-name="P24"/>
        <text:p text:style-name="P27"><text:s text:c="8"/>page_token = calendar_list.get('nextPageToken')</text:p>
        <text:p text:style-name="P27"><text:s text:c="8"/>if not page_token:</text:p>
        <text:p text:style-name="P27"><text:s text:c="12"/>break</text:p>
        <text:p text:style-name="P24"/>
        <text:p text:style-name="P27"><text:s text:c="4"/>return calendar_dict</text:p>
        <text:p text:style-name="P30">my_rfc3339.py</text:p>
        <text:p text:style-name="P26"/>
        <text:p text:style-name="P24">#!/usr/bin/env python</text:p>
        <text:p text:style-name="P24">#</text:p>
        <text:p text:style-name="P24"># Copyright (c) 2009, 2010, Henry Precheur &lt;henry@precheur.org&gt;</text:p>
        <text:p text:style-name="P24">#</text:p>
        <text:p text:style-name="P24"># Permission to use, copy, modify, and/or distribute this software for any</text:p>
        <text:p text:style-name="P24"># purpose with or without fee is hereby granted, provided that the above</text:p>
        <text:p text:style-name="P24"># copyright notice and this permission notice appear in all copies.</text:p>
        <text:p text:style-name="P24">#</text:p>
        <text:p text:style-name="P24"># THE SOFTWARE IS PROVIDED "AS IS" AND THE AUTHOR DISCLAIMS ALL WARRANTIES WITH</text:p>
        <text:p text:style-name="P24"># REGARD TO THIS SOFTWARE INCLUDING ALL IMPLIED WARRANTIES OF MERCHANTABILITY AND</text:p>
        <text:p text:style-name="P24"># FITNESS. IN NO EVENT SHALL THE AUTHOR BE LIABLE FOR ANY SPECIAL, DIRECT,</text:p>
        <text:p text:style-name="P24"># INDIRECT, OR CONSEQUENTIAL DAMAGES OR ANY DAMAGES WHATSOEVER RESULTING FROM</text:p>
        <text:p text:style-name="P24"># LOSS OF USE, DATA OR PROFITS, WHETHER IN AN ACTION OF CONTRACT, NEGLIGENCE OR</text:p>
        <text:p text:style-name="P24"># OTHER TORTIOUS ACTION, ARISING OUT OF OR IN CONNECTION WITH THE USE OR</text:p>
        <text:p text:style-name="P24"># PERFORMANCE OF THIS SOFTWARE.</text:p>
        <text:p text:style-name="P24">#</text:p>
        <text:p text:style-name="P24">'''Formats dates according to the :RFC:`3339`.'''</text:p>
        <text:p text:style-name="P24"/>
        <text:p text:style-name="P24">__author__ = 'Henry Precheur &lt;henry@precheur.org&gt;'</text:p>
        <text:p text:style-name="P24">__license__ = 'ISCL'</text:p>
        <text:p text:style-name="P24">__version__ = '5'</text:p>
        <text:p text:style-name="P24">__all__ = ('rfc3339', )</text:p>
        <text:p text:style-name="P24"/>
        <text:p text:style-name="P24">import datetime</text:p>
        <text:p text:style-name="P24">import time</text:p>
        <text:p text:style-name="P24">import unittest</text:p>
        <text:p text:style-name="P24"/>
        <text:p text:style-name="P24">def _timezone(utc_offset):</text:p>
        <text:p text:style-name="P24"><text:s text:c="4"/>'''</text:p>
        <text:p text:style-name="P24"><text:s text:c="4"/>Return a string representing the timezone offset.</text:p>
        <text:p text:style-name="P24"/>
        <text:p text:style-name="P24"><text:s text:c="4"/>&gt;&gt;&gt; _timezone(0)</text:p>
        <text:p text:style-name="P24"><text:s text:c="4"/>'+00:00'</text:p>
        <text:p text:style-name="P24"><text:s text:c="4"/>&gt;&gt;&gt; _timezone(3600)</text:p>
        <text:p text:style-name="P24"><text:s text:c="4"/>'+01:00'</text:p>
        <text:p text:style-name="P24"><text:s text:c="4"/>&gt;&gt;&gt; _timezone(-28800)</text:p>
        <text:p text:style-name="P24"><text:s text:c="4"/>'-08:00'</text:p>
        <text:p text:style-name="P24"><text:s text:c="4"/>&gt;&gt;&gt; _timezone(-1800)</text:p>
        <text:p text:style-name="P24"><text:s text:c="4"/>'-00:30'</text:p>
        <text:p text:style-name="P24"><text:s text:c="4"/>'''</text:p>
        <text:p text:style-name="P24"><text:s text:c="4"/># Python's division uses floor(), not round() like in other languages:</text:p>
        <text:p text:style-name="P24"><text:s text:c="4"/># <text:s text:c="2"/>-1 / 2 == -1 and not -1 / 2 == 0</text:p>
        <text:p text:style-name="P24"><text:s text:c="4"/># That's why we use abs(utc_offset).</text:p>
        <text:p text:style-name="P24"><text:s text:c="4"/>hours = abs(utc_offset) // 3600</text:p>
        <text:p text:style-name="P24"><text:s text:c="4"/>minutes = abs(utc_offset) % 3600 // 60</text:p>
        <text:p text:style-name="P24"><text:s text:c="4"/>return '%c%02d:%02d' % ('-' if utc_offset &lt; 0 else '+', hours, minutes)</text:p>
        <text:p text:style-name="P24"/>
        <text:p text:style-name="P24">def _timedelta_to_seconds(timedelta):</text:p>
        <text:p text:style-name="P24"><text:s text:c="4"/>'''</text:p>
        <text:p text:style-name="P24"><text:s text:c="4"/>&gt;&gt;&gt; _timedelta_to_seconds(datetime.timedelta(hours=3))</text:p>
        <text:p text:style-name="P24"><text:s text:c="4"/>10800</text:p>
        <text:p text:style-name="P24"><text:s text:c="4"/>&gt;&gt;&gt; _timedelta_to_seconds(datetime.timedelta(hours=3, minutes=15))</text:p>
        <text:p text:style-name="P24"><text:s text:c="4"/>11700</text:p>
        <text:p text:style-name="P24"><text:s text:c="4"/>'''</text:p>
        <text:p text:style-name="P24"><text:soft-page-break/><text:s text:c="4"/>return (timedelta.days * 86400 + timedelta.seconds +</text:p>
        <text:p text:style-name="P24"><text:s text:c="12"/>timedelta.microseconds // 1000)</text:p>
        <text:p text:style-name="P24"/>
        <text:p text:style-name="P24">def _utc_offset(date, use_system_timezone):</text:p>
        <text:p text:style-name="P24"><text:s text:c="4"/>'''</text:p>
        <text:p text:style-name="P24"><text:s text:c="4"/>Return the UTC offset of `date`. If `date` does not have any `tzinfo`, use</text:p>
        <text:p text:style-name="P24"><text:s text:c="4"/>the timezone informations stored locally on the system.</text:p>
        <text:p text:style-name="P24"/>
        <text:p text:style-name="P24"><text:s text:c="4"/>&gt;&gt;&gt; if time.localtime().tm_isdst:</text:p>
        <text:p text:style-name="P24"><text:s text:c="4"/>... <text:s text:c="4"/>system_timezone = -time.altzone</text:p>
        <text:p text:style-name="P24"><text:s text:c="4"/>... else:</text:p>
        <text:p text:style-name="P24"><text:s text:c="4"/>... <text:s text:c="4"/>system_timezone = -time.timezone</text:p>
        <text:p text:style-name="P24"><text:s text:c="4"/>&gt;&gt;&gt; _utc_offset(datetime.datetime.now(), True) == system_timezone</text:p>
        <text:p text:style-name="P24"><text:s text:c="4"/>True</text:p>
        <text:p text:style-name="P24"><text:s text:c="4"/>&gt;&gt;&gt; _utc_offset(datetime.datetime.now(), False)</text:p>
        <text:p text:style-name="P24"><text:s text:c="4"/>0</text:p>
        <text:p text:style-name="P24"><text:s text:c="4"/>'''</text:p>
        <text:p text:style-name="P24"><text:s text:c="4"/>if isinstance(date, datetime.datetime) and date.tzinfo is not None:</text:p>
        <text:p text:style-name="P24"><text:s text:c="8"/>return _timedelta_to_seconds(date.dst() or date.utcoffset())</text:p>
        <text:p text:style-name="P24"><text:s text:c="4"/>elif use_system_timezone:</text:p>
        <text:p text:style-name="P24"><text:s text:c="8"/>if date.year &lt; 1970:</text:p>
        <text:p text:style-name="P24"><text:s text:c="12"/># We use 1972 because 1970 doesn't have a leap day (feb 29)</text:p>
        <text:p text:style-name="P24"><text:s text:c="12"/>t = time.mktime(date.replace(year=1972).timetuple())</text:p>
        <text:p text:style-name="P24"><text:s text:c="8"/>else:</text:p>
        <text:p text:style-name="P24"><text:s text:c="12"/>t = time.mktime(date.timetuple())</text:p>
        <text:p text:style-name="P24"><text:s text:c="8"/>if time.localtime(t).tm_isdst: # pragma: no cover</text:p>
        <text:p text:style-name="P24"><text:s text:c="12"/>return -time.altzone</text:p>
        <text:p text:style-name="P24"><text:s text:c="8"/>else:</text:p>
        <text:p text:style-name="P24"><text:s text:c="12"/>return -time.timezone</text:p>
        <text:p text:style-name="P24"><text:s text:c="4"/>else:</text:p>
        <text:p text:style-name="P24"><text:s text:c="8"/>return 0</text:p>
        <text:p text:style-name="P24"/>
        <text:p text:style-name="P24">def _string(d, timezone):</text:p>
        <text:p text:style-name="P24"><text:s text:c="4"/>return ('%04d-%02d-%02dT%02d:%02d:%02d.000%s' %</text:p>
        <text:p text:style-name="P24"><text:s text:c="12"/>(d.year, d.month, d.day, d.hour, d.minute, d.second, timezone))</text:p>
        <text:p text:style-name="P24"/>
        <text:p text:style-name="P24">def rfc3339(date, utc=False, use_system_timezone=True):</text:p>
        <text:p text:style-name="P24"/>
        <text:p text:style-name="P24"><text:s text:c="4"/># Try to convert timestamp to datetime</text:p>
        <text:p text:style-name="P24"><text:s text:c="4"/>try:</text:p>
        <text:p text:style-name="P24"><text:s text:c="8"/>if use_system_timezone:</text:p>
        <text:p text:style-name="P24"><text:s text:c="12"/>date = datetime.datetime.fromtimestamp(date)</text:p>
        <text:p text:style-name="P24"><text:s text:c="8"/>else:</text:p>
        <text:p text:style-name="P24"><text:s text:c="12"/>date = datetime.datetime.utcfromtimestamp(date)</text:p>
        <text:p text:style-name="P24"><text:s text:c="4"/>except TypeError:</text:p>
        <text:p text:style-name="P24"><text:s text:c="8"/>pass</text:p>
        <text:p text:style-name="P24"/>
        <text:p text:style-name="P24"><text:s text:c="4"/>if not isinstance(date, datetime.date):</text:p>
        <text:p text:style-name="P24"><text:s text:c="8"/>raise TypeError('Expected timestamp or date object. Got %r.' %</text:p>
        <text:p text:style-name="P24"><text:s text:c="24"/>type(date))</text:p>
        <text:p text:style-name="P24"/>
        <text:p text:style-name="P24"><text:s text:c="4"/>if not isinstance(date, datetime.datetime):</text:p>
        <text:p text:style-name="P24"><text:s text:c="8"/>date = datetime.datetime(*date.timetuple()[:3])</text:p>
        <text:p text:style-name="P24"><text:s text:c="4"/>utc_offset = _utc_offset(date, use_system_timezone)</text:p>
        <text:p text:style-name="P24"><text:s text:c="4"/>if utc:</text:p>
        <text:p text:style-name="P24"><text:s text:c="8"/>return _string(date + datetime.timedelta(seconds=utc_offset), 'Z')</text:p>
        <text:p text:style-name="P24"><text:s text:c="4"/>else:</text:p>
        <text:p text:style-name="P24"><text:s text:c="8"/>return _string(date, _timezone(utc_offset))</text:p>
        <text:p text:style-name="P24"/>
        <text:p text:style-name="P24"/>
        <text:p text:style-name="P24">class LocalTimeTestCase(unittest.TestCase):</text:p>
        <text:p text:style-name="P24"><text:s text:c="4"/>'''</text:p>
        <text:p text:style-name="P24"><text:s text:c="4"/>Test the use of the timezone saved locally. Since it is hard to test using</text:p>
        <text:p text:style-name="P24"><text:s text:c="4"/>doctest.</text:p>
        <text:p text:style-name="P24"><text:s text:c="4"/>'''</text:p>
        <text:p text:style-name="P24"/>
        <text:p text:style-name="P24"><text:s text:c="4"/>def setUp(self):</text:p>
        <text:p text:style-name="P24"><text:s text:c="8"/>local_utcoffset = _utc_offset(datetime.datetime.now(), True)</text:p>
        <text:p text:style-name="P24"><text:s text:c="8"/>self.local_utcoffset = datetime.timedelta(seconds=local_utcoffset)</text:p>
        <text:p text:style-name="P24"><text:s text:c="8"/>self.local_timezone = _timezone(local_utcoffset)</text:p>
        <text:p text:style-name="P24"/>
        <text:p text:style-name="P24"><text:s text:c="4"/>def test_datetime(self):</text:p>
        <text:p text:style-name="P24"><text:s text:c="8"/>d = datetime.datetime.now()</text:p>
        <text:p text:style-name="P24"><text:s text:c="8"/>self.assertEqual(rfc3339(d),</text:p>
        <text:p text:style-name="P24"><text:s text:c="25"/>d.strftime('%Y-%m-%dT%H:%M:%S') + self.local_timezone)</text:p>
        <text:p text:style-name="P24"/>
        <text:p text:style-name="P24"><text:s text:c="4"/>def test_datetime_timezone(self):</text:p>
        <text:p text:style-name="P24"/>
        <text:p text:style-name="P24"><text:s text:c="8"/>class FixedNoDst(datetime.tzinfo):</text:p>
        <text:p text:style-name="P24"><text:s text:c="12"/>'A timezone info with fixed offset, not DST'</text:p>
        <text:p text:style-name="P24"/>
        <text:p text:style-name="P24"><text:s text:c="12"/>def utcoffset(self, dt):</text:p>
        <text:p text:style-name="P24"><text:s text:c="16"/>return datetime.timedelta(hours=2, minutes=30)</text:p>
        <text:p text:style-name="P24"/>
        <text:p text:style-name="P24"><text:s text:c="12"/>def dst(self, dt):</text:p>
        <text:p text:style-name="P24"><text:s text:c="16"/>return None</text:p>
        <text:p text:style-name="P24"/>
        <text:p text:style-name="P24"><text:s text:c="8"/>fixed_no_dst = FixedNoDst()</text:p>
        <text:p text:style-name="P24"/>
        <text:p text:style-name="P24"><text:s text:c="8"/>class Fixed(FixedNoDst):</text:p>
        <text:p text:style-name="P24"><text:s text:c="12"/>'A timezone info with DST'</text:p>
        <text:p text:style-name="P24"/>
        <text:p text:style-name="P24"><text:s text:c="12"/>def dst(self, dt):</text:p>
        <text:p text:style-name="P24"><text:s text:c="16"/>return datetime.timedelta(hours=3, minutes=15)</text:p>
        <text:p text:style-name="P24"/>
        <text:p text:style-name="P24"><text:s text:c="8"/>fixed = Fixed()</text:p>
        <text:p text:style-name="P24"><text:soft-page-break/></text:p>
        <text:p text:style-name="P24"><text:s text:c="8"/>d = datetime.datetime.now().replace(tzinfo=fixed_no_dst)</text:p>
        <text:p text:style-name="P24"><text:s text:c="8"/>timezone = _timezone(_timedelta_to_seconds(fixed_no_dst.\</text:p>
        <text:p text:style-name="P24"><text:s text:c="51"/>utcoffset(None)))</text:p>
        <text:p text:style-name="P24"><text:s text:c="8"/>self.assertEqual(rfc3339(d),</text:p>
        <text:p text:style-name="P24"><text:s text:c="25"/>d.strftime('%Y-%m-%dT%H:%M:%S') + timezone)</text:p>
        <text:p text:style-name="P24"/>
        <text:p text:style-name="P24"><text:s text:c="8"/>d = datetime.datetime.now().replace(tzinfo=fixed)</text:p>
        <text:p text:style-name="P24"><text:s text:c="8"/>timezone = _timezone(_timedelta_to_seconds(fixed.dst(None)))</text:p>
        <text:p text:style-name="P24"><text:s text:c="8"/>self.assertEqual(rfc3339(d),</text:p>
        <text:p text:style-name="P24"><text:s text:c="25"/>d.strftime('%Y-%m-%dT%H:%M:%S') + timezone)</text:p>
        <text:p text:style-name="P24"/>
        <text:p text:style-name="P24"><text:s text:c="4"/>def test_datetime_utc(self):</text:p>
        <text:p text:style-name="P24"><text:s text:c="8"/>d = datetime.datetime.now()</text:p>
        <text:p text:style-name="P24"><text:s text:c="8"/>d_utc = d + self.local_utcoffset</text:p>
        <text:p text:style-name="P24"><text:s text:c="8"/>self.assertEqual(rfc3339(d, utc=True),</text:p>
        <text:p text:style-name="P24"><text:s text:c="25"/>d_utc.strftime('%Y-%m-%dT%H:%M:%SZ'))</text:p>
        <text:p text:style-name="P24"/>
        <text:p text:style-name="P24"><text:s text:c="4"/>def test_date(self):</text:p>
        <text:p text:style-name="P24"><text:s text:c="8"/>d = datetime.date.today()</text:p>
        <text:p text:style-name="P24"><text:s text:c="8"/>self.assertEqual(rfc3339(d),</text:p>
        <text:p text:style-name="P24"><text:s text:c="25"/>d.strftime('%Y-%m-%dT%H:%M:%S') + self.local_timezone)</text:p>
        <text:p text:style-name="P24"/>
        <text:p text:style-name="P24"><text:s text:c="4"/>def test_date_utc(self):</text:p>
        <text:p text:style-name="P24"><text:s text:c="8"/>d = datetime.date.today()</text:p>
        <text:p text:style-name="P24"><text:s text:c="8"/># Convert `date` to `datetime`, since `date` ignores seconds and hours</text:p>
        <text:p text:style-name="P24"><text:s text:c="8"/># in timedeltas:</text:p>
        <text:p text:style-name="P24"><text:s text:c="8"/># &gt;&gt;&gt; datetime.date(2008, 9, 7) + datetime.timedelta(hours=23)</text:p>
        <text:p text:style-name="P24"><text:s text:c="8"/># datetime.date(2008, 9, 7)</text:p>
        <text:p text:style-name="P24"><text:s text:c="8"/>d_utc = datetime.datetime(*d.timetuple()[:3]) + self.local_utcoffset</text:p>
        <text:p text:style-name="P24"><text:s text:c="8"/>self.assertEqual(rfc3339(d, utc=True),</text:p>
        <text:p text:style-name="P24"><text:s text:c="25"/>d_utc.strftime('%Y-%m-%dT%H:%M:%SZ'))</text:p>
        <text:p text:style-name="P24"/>
        <text:p text:style-name="P24"><text:s text:c="4"/>def test_timestamp(self):</text:p>
        <text:p text:style-name="P24"><text:s text:c="8"/>d = time.time()</text:p>
        <text:p text:style-name="P24"><text:s text:c="8"/>self.assertEqual(rfc3339(d),</text:p>
        <text:p text:style-name="P24"><text:s text:c="25"/>datetime.datetime.fromtimestamp(d).\</text:p>
        <text:p text:style-name="P24"><text:s text:c="25"/>strftime('%Y-%m-%dT%H:%M:%S') + self.local_timezone)</text:p>
        <text:p text:style-name="P24"/>
        <text:p text:style-name="P24"><text:s text:c="4"/>def test_timestamp_utc(self):</text:p>
        <text:p text:style-name="P24"><text:s text:c="8"/>d = time.time()</text:p>
        <text:p text:style-name="P24"><text:s text:c="8"/>d_utc = datetime.datetime.utcfromtimestamp(d) + self.local_utcoffset</text:p>
        <text:p text:style-name="P24"><text:s text:c="8"/>self.assertEqual(rfc3339(d),</text:p>
        <text:p text:style-name="P24"><text:s text:c="25"/>(d_utc.strftime('%Y-%m-%dT%H:%M:%S') +</text:p>
        <text:p text:style-name="P24"><text:s text:c="26"/>self.local_timezone))</text:p>
        <text:p text:style-name="P24"/>
        <text:p text:style-name="P24"><text:s text:c="4"/>def test_before_1970(self):</text:p>
        <text:p text:style-name="P24"><text:s text:c="8"/>d = datetime.date(1885, 01, 04)</text:p>
        <text:p text:style-name="P24"><text:s text:c="8"/>self.assertEqual(rfc3339(d),</text:p>
        <text:p text:style-name="P24"><text:s text:c="25"/>'1885-01-04T00:00:00' + self.local_timezone)</text:p>
        <text:p text:style-name="P24"><text:s text:c="8"/>self.assertEqual(rfc3339(d, utc=True, use_system_timezone=False),</text:p>
        <text:p text:style-name="P24"><text:s text:c="25"/>'1885-01-04T00:00:00Z')</text:p>
        <text:p text:style-name="P24"/>
        <text:p text:style-name="P24"><text:s text:c="4"/>def test_1920(self):</text:p>
        <text:p text:style-name="P24"><text:s text:c="8"/>d = datetime.date(1920, 02, 29)</text:p>
        <text:p text:style-name="P24"><text:s text:c="8"/>self.assertEqual(rfc3339(d, utc=False, use_system_timezone=True),</text:p>
        <text:p text:style-name="P24"><text:s text:c="25"/>'1920-02-29T00:00:00' + self.local_timezone)</text:p>
        <text:p text:style-name="P24"/>
        <text:p text:style-name="P24"><text:s text:c="4"/># If these tests start failing it probably means there was a policy change</text:p>
        <text:p text:style-name="P24"><text:s text:c="4"/># for the Pacific time zone.</text:p>
        <text:p text:style-name="P24"><text:s text:c="4"/># See http://en.wikipedia.org/wiki/Pacific_Time_Zone.</text:p>
        <text:p text:style-name="P24"><text:s text:c="4"/>if 'PST' in time.tzname:</text:p>
        <text:p text:style-name="P24"><text:s text:c="8"/>def testPDTChange(self):</text:p>
        <text:p text:style-name="P24"><text:s text:c="12"/>'''Test Daylight saving change'''</text:p>
        <text:p text:style-name="P24"><text:s text:c="12"/># PDT switch happens at 2AM on March 14, 2010</text:p>
        <text:p text:style-name="P24"/>
        <text:p text:style-name="P24"><text:s text:c="12"/># 1:59AM PST</text:p>
        <text:p text:style-name="P24"><text:s text:c="12"/>self.assertEqual(rfc3339(datetime.datetime(2010, 3, 14, 1, 59)),</text:p>
        <text:p text:style-name="P24"><text:s text:c="29"/>'2010-03-14T01:59:00-08:00')</text:p>
        <text:p text:style-name="P24"><text:s text:c="12"/># 3AM PDT</text:p>
        <text:p text:style-name="P24"><text:s text:c="12"/>self.assertEqual(rfc3339(datetime.datetime(2010, 3, 14, 3, 0)),</text:p>
        <text:p text:style-name="P24"><text:s text:c="29"/>'2010-03-14T03:00:00-07:00')</text:p>
        <text:p text:style-name="P24"/>
        <text:p text:style-name="P24"><text:s text:c="8"/>def testPSTChange(self):</text:p>
        <text:p text:style-name="P24"><text:s text:c="12"/>'''Test Standard time change'''</text:p>
        <text:p text:style-name="P24"><text:s text:c="12"/># PST switch happens at 2AM on November 6, 2010</text:p>
        <text:p text:style-name="P24"/>
        <text:p text:style-name="P24"><text:s text:c="12"/># 0:59AM PDT</text:p>
        <text:p text:style-name="P24"><text:s text:c="8"/>is <text:s text:c="3"/>self.assertEqual(rfc3339(datetime.datetime(2010, 11, 7, 0, 59)),</text:p>
        <text:p text:style-name="P24"><text:s text:c="29"/>'2010-11-07T00:59:00-07:00')</text:p>
        <text:p text:style-name="P24"/>
        <text:p text:style-name="P24"><text:s text:c="12"/># 1:00AM PST</text:p>
        <text:p text:style-name="P24"><text:s text:c="12"/># There's no way to have 1:00AM PST without a proper tzinfo</text:p>
        <text:p text:style-name="P24"><text:s text:c="12"/>self.assertEqual(rfc3339(datetime.datetime(2010, 11, 7, 1, 0)),</text:p>
        <text:p text:style-name="P24"><text:s text:c="29"/>'2010-11-07T01:00:00-07:00')</text:p>
        <text:p text:style-name="P24"/>
        <text:p text:style-name="P24"/>
        <text:p text:style-name="P24">if __name__ == '__main__': # pragma: no cover</text:p>
        <text:p text:style-name="P24"><text:s text:c="4"/>import doctest</text:p>
        <text:p text:style-name="P24"><text:s text:c="4"/>doctest.testmod()</text:p>
        <text:p text:style-name="P24"><text:s text:c="4"/>unittest.main()</text:p>
        <text:p text:style-name="P23"/>
        <text:p text:style-name="P23"/>
        <text:p text:style-name="P23"/>
        <text:p text:style-name="P23"/>
        <text:p text:style-name="P23"/>
        <text:p text:style-name="P23"><text:soft-page-break/></text:p>
        <text:p text:style-name="P30">addevent.py</text:p>
        <text:p text:style-name="P27"># -*- coding: utf-8 -*-</text:p>
        <text:p text:style-name="P27">import sys</text:p>
        <text:p text:style-name="P24"/>
        <text:p text:style-name="P27">from sql.sql import Para</text:p>
        <text:p text:style-name="P27">import sqlcalendar</text:p>
        <text:p text:style-name="P27">import sample</text:p>
        <text:p text:style-name="P27">import getcalendar</text:p>
        <text:p text:style-name="P27">import datetime</text:p>
        <text:p text:style-name="P24"/>
        <text:p text:style-name="P24"/>
        <text:p text:style-name="P27">Session = sqlcalendar.main()</text:p>
        <text:p text:style-name="P24"/>
        <text:p text:style-name="P27">session = Session()</text:p>
        <text:p text:style-name="P24"/>
        <text:p text:style-name="P27">sqlpara = session.query(Para).all()</text:p>
        <text:p text:style-name="P24"/>
        <text:p text:style-name="P27">service = sample.init(sys.argv)</text:p>
        <text:p text:style-name="P24"/>
        <text:p text:style-name="P27">gruppadict = getcalendar.getcalendar()</text:p>
        <text:p text:style-name="P24"/>
        <text:p text:style-name="P27">for para in sqlpara:</text:p>
        <text:p text:style-name="P27"><text:s text:c="4"/>try:</text:p>
        <text:p text:style-name="P24"/>
        <text:p text:style-name="P27"><text:s text:c="8"/>start = sample.time_to_atom(para.date.year, para.date.month, para.date.day, para.timebegin.hour,</text:p>
        <text:p text:style-name="P27"><text:s text:c="36"/>para.timebegin.minute)</text:p>
        <text:p text:style-name="P27"><text:s text:c="8"/>end = sample.time_to_atom(para.date.year, para.date.month, para.date.day, para.timeend.hour,</text:p>
        <text:p text:style-name="P27"><text:s text:c="34"/>para.timeend.minute)</text:p>
        <text:p text:style-name="P24"/>
        <text:p text:style-name="P27"><text:s text:c="8"/>for gruppa in gruppadict:</text:p>
        <text:p text:style-name="P27"><text:s text:c="12"/>if gruppa == para.abstractpara.gruppa.name and \</text:p>
        <text:p text:style-name="P27"><text:s text:c="28"/>para.abstractpara.numberweek == \</text:p>
        <text:p text:style-name="P27"><text:s text:c="28"/>(int(datetime.datetime.strftime(</text:p>
        <text:p text:style-name="P27"><text:s text:c="36"/>datetime.date(para.date.year, para.date.month, para.date.day), '%W')) % 2):</text:p>
        <text:p text:style-name="P27"><text:s text:c="16"/>#print("Success! New event %s, %s") % (para.abstractpara.gruppa.name, para.abstractpara.discipline.name)</text:p>
        <text:p text:style-name="P24"/>
        <text:p text:style-name="P27"><text:s text:c="16"/>sample.add_event(service, start, end, para.abstractpara.discipline.name, trace=True,</text:p>
        <text:p text:style-name="P27"><text:s text:c="33"/>from_who=gruppadict[gruppa])</text:p>
        <text:p text:style-name="P27"><text:s text:c="16"/>print gruppa.encode('utf-8'), para.abstractpara.numberweek, para.abstractpara.discipline.name.encode('utf-8')</text:p>
        <text:p text:style-name="P27"><text:s text:c="16"/>#sample.print_events(service, trace=False)</text:p>
        <text:p text:style-name="P24"/>
        <text:p text:style-name="P27"><text:s text:c="4"/>except sample.client.AccessTokenRefreshError:</text:p>
        <text:p text:style-name="P27"><text:s text:c="8"/>print("The credentials have been revoked or expired, please re-run"</text:p>
        <text:p text:style-name="P27"><text:s text:c="14"/>"the application to re-authorize")</text:p>
        <text:p text:style-name="P30">deleteevent.py</text:p>
        <text:p text:style-name="P26"/>
        <text:p text:style-name="P24"># -*- coding: utf-8 -*-</text:p>
        <text:p text:style-name="P24">import getcalendar</text:p>
        <text:p text:style-name="P24">import sys</text:p>
        <text:p text:style-name="P24">import sample</text:p>
        <text:p text:style-name="P24"/>
        <text:p text:style-name="P24">service = sample.init(sys.argv)</text:p>
        <text:p text:style-name="P24">gruppadict = getcalendar.getcalendar()</text:p>
        <text:p text:style-name="P24"/>
        <text:p text:style-name="P24">for gruppa in gruppadict:</text:p>
        <text:p text:style-name="P24"><text:s text:c="4"/>page_token = None</text:p>
        <text:p text:style-name="P24"><text:s text:c="4"/>while True:</text:p>
        <text:p text:style-name="P24"><text:s text:c="8"/>events = service.events().list(calendarId=gruppadict[gruppa], pageToken=page_token).execute()</text:p>
        <text:p text:style-name="P24"><text:s text:c="8"/>for event in events['items']:</text:p>
        <text:p text:style-name="P24"><text:s text:c="12"/>service.events().delete(calendarId=gruppadict[gruppa], eventId=event['id']).execute()</text:p>
        <text:p text:style-name="P24"><text:s text:c="12"/>print 'yes', gruppa</text:p>
        <text:p text:style-name="P24"><text:s text:c="8"/>page_token = events.get('nextPageToken')</text:p>
        <text:p text:style-name="P24"><text:s text:c="8"/>if not page_token:</text:p>
        <text:p text:style-name="P24"><text:s text:c="12"/>break</text:p>
        <text:p text:style-name="P31">addcalendar.py</text:p>
        <text:p text:style-name="P27"># -*- coding: utf-8 -*-</text:p>
        <text:p text:style-name="P27">import sys</text:p>
        <text:p text:style-name="P27">import sample</text:p>
        <text:p text:style-name="P24"/>
        <text:p text:style-name="P27">def getcalendar():</text:p>
        <text:p text:style-name="P24"/>
        <text:p text:style-name="P27"><text:s text:c="4"/>service = sample.init(sys.argv)</text:p>
        <text:p text:style-name="P27"><text:s text:c="4"/>calendar_dict = {}</text:p>
        <text:p text:style-name="P27"><text:s text:c="4"/>page_token = None</text:p>
        <text:p text:style-name="P27"><text:s text:c="4"/>while True:</text:p>
        <text:p text:style-name="P27"><text:s text:c="8"/>calendar_list = service.calendarList().list(pageToken=page_token).execute()</text:p>
        <text:p text:style-name="P27"><text:s text:c="8"/>for calendar_list_entry in calendar_list['items']:</text:p>
        <text:p text:style-name="P24"/>
        <text:p text:style-name="P27"><text:s text:c="12"/>if u'П-' in calendar_list_entry['summary']:</text:p>
        <text:p text:style-name="P27"><text:s text:c="16"/>calendar_dict[calendar_list_entry['summary']] = calendar_list_entry['id']</text:p>
        <text:p text:style-name="P24"/>
        <text:p text:style-name="P27"><text:s text:c="8"/>page_token = calendar_list.get('nextPageToken')</text:p>
        <text:p text:style-name="P27"><text:s text:c="8"/>if not page_token:</text:p>
        <text:p text:style-name="P27"><text:s text:c="12"/>break</text:p>
        <text:p text:style-name="P24"/>
        <text:p text:style-name="P27"><text:s text:c="4"/>return calendar_dict</text:p>
        <text:p text:style-name="P23"/>
        <text:p text:style-name="P22"/>
        <text:p text:style-name="P30"><text:soft-page-break/>sqlcalendar.py</text:p>
        <text:p text:style-name="P24"># -*- coding: utf-8 -*-</text:p>
        <text:p text:style-name="P24">from sqlalchemy import create_engine</text:p>
        <text:p text:style-name="P24">from sqlalchemy.orm import scoped_session, sessionmaker</text:p>
        <text:p text:style-name="P24"/>
        <text:p text:style-name="P24">def main():</text:p>
        <text:p text:style-name="P24"><text:s text:c="4"/>engine = create_engine('sqlite:///shedule.db', echo=False)</text:p>
        <text:p text:style-name="P24"/>
        <text:p text:style-name="P24"><text:s text:c="4"/>Session = scoped_session(sessionmaker(bind=engine))</text:p>
        <text:p text:style-name="P24"/>
        <text:p text:style-name="P24"><text:s text:c="4"/>return Session</text:p>
        <text:p text:style-name="P24"/>
        <text:p text:style-name="P30">sample.py</text:p>
        <text:p text:style-name="P24"># -*- coding: utf-8 -*-</text:p>
        <text:p text:style-name="P24">#</text:p>
        <text:p text:style-name="P24"># Copyright (C) 2013 Google Inc.</text:p>
        <text:p text:style-name="P24">#</text:p>
        <text:p text:style-name="P24"># Licensed under the Apache License, Version 2.0 (the "License");</text:p>
        <text:p text:style-name="P24"># you may not use this file except in compliance with the License.</text:p>
        <text:p text:style-name="P24"># You may obtain a copy of the License at</text:p>
        <text:p text:style-name="P24">#</text:p>
        <text:p text:style-name="P24"># <text:s text:c="5"/>http://www.apache.org/licenses/LICENSE-2.0</text:p>
        <text:p text:style-name="P24">#</text:p>
        <text:p text:style-name="P24"># Unless required by applicable law or agreed to in writing, software</text:p>
        <text:p text:style-name="P24"># distributed under the License is distributed on an "AS IS" BASIS,</text:p>
        <text:p text:style-name="P24"># WITHOUT WARRANTIES OR CONDITIONS OF ANY KIND, either express or implied.</text:p>
        <text:p text:style-name="P24"># See the License for the specific language governing permissions and</text:p>
        <text:p text:style-name="P24"># limitations under the License.</text:p>
        <text:p text:style-name="P24"/>
        <text:p text:style-name="P24">"""Command-line skeleton application for Calendar API.</text:p>
        <text:p text:style-name="P24">Usage:</text:p>
        <text:p text:style-name="P24"><text:s text:c="2"/>$ python sample.py</text:p>
        <text:p text:style-name="P24"/>
        <text:p text:style-name="P24">You can also get help on all the command-line flags the program understands</text:p>
        <text:p text:style-name="P24">by running:</text:p>
        <text:p text:style-name="P24"/>
        <text:p text:style-name="P24"><text:s text:c="2"/>$ python sample.py --help</text:p>
        <text:p text:style-name="P24"/>
        <text:p text:style-name="P24">"""</text:p>
        <text:p text:style-name="P24"/>
        <text:p text:style-name="P24">import argparse</text:p>
        <text:p text:style-name="P24">import os</text:p>
        <text:p text:style-name="P24">import sys</text:p>
        <text:p text:style-name="P24">import datetime</text:p>
        <text:p text:style-name="P24"/>
        <text:p text:style-name="P24">import pytz</text:p>
        <text:p text:style-name="P24">from apiclient import discovery</text:p>
        <text:p text:style-name="P24"/>
        <text:p text:style-name="P24">import my_rfc3339</text:p>
        <text:p text:style-name="P24">import httplib2</text:p>
        <text:p text:style-name="P24">from oauth2client import file</text:p>
        <text:p text:style-name="P24">from oauth2client import client</text:p>
        <text:p text:style-name="P24">from oauth2client import tools</text:p>
        <text:p text:style-name="P24"/>
        <text:p text:style-name="P24"/>
        <text:p text:style-name="P24"/>
        <text:p text:style-name="P24"># Parser for command-line arguments.</text:p>
        <text:p text:style-name="P24">parser = argparse.ArgumentParser(</text:p>
        <text:p text:style-name="P24"><text:s text:c="4"/>description=__doc__,</text:p>
        <text:p text:style-name="P24"><text:s text:c="4"/>formatter_class=argparse.RawDescriptionHelpFormatter,</text:p>
        <text:p text:style-name="P24"><text:s text:c="4"/>parents=[tools.argparser])</text:p>
        <text:p text:style-name="P24"/>
        <text:p text:style-name="P24"/>
        <text:p text:style-name="P24"># CLIENT_SECRETS is name of a file containing the OAuth 2.0 information for this</text:p>
        <text:p text:style-name="P24"># application, including client_id and client_secret. You can see the Client ID</text:p>
        <text:p text:style-name="P24"># and Client secret on the APIs page in the Cloud Console:</text:p>
        <text:p text:style-name="P24"># &lt;https://cloud.google.com/console#/project/784493703292/apiui&gt;</text:p>
        <text:p text:style-name="P24">CLIENT_SECRETS = os.path.join(os.path.dirname(__file__), 'client_secrets.json')</text:p>
        <text:p text:style-name="P24"/>
        <text:p text:style-name="P24"># Set up a Flow object to be used for authentication.</text:p>
        <text:p text:style-name="P24"># Add one or more of the following scopes. PLEASE ONLY ADD THE SCOPES YOU</text:p>
        <text:p text:style-name="P24"># NEED. For more information on using scopes please see</text:p>
        <text:p text:style-name="P24"># &lt;https://developers.google.com/+/best-practices&gt;.</text:p>
        <text:p text:style-name="P24">FLOW = client.flow_from_clientsecrets(CLIENT_SECRETS,</text:p>
        <text:p text:style-name="P24"><text:s text:c="38"/>scope=[</text:p>
        <text:p text:style-name="P24"><text:s text:c="42"/>'https://www.googleapis.com/auth/calendar',</text:p>
        <text:p text:style-name="P24"><text:s text:c="42"/>'https://www.googleapis.com/auth/calendar.readonly',</text:p>
        <text:p text:style-name="P24"><text:s text:c="38"/>],</text:p>
        <text:p text:style-name="P24"><text:s text:c="38"/>message=tools.message_if_missing(CLIENT_SECRETS))</text:p>
        <text:p text:style-name="P24"/>
        <text:p text:style-name="P24"/>
        <text:p text:style-name="P24">def print_events(service, trace=False):</text:p>
        <text:p text:style-name="P24"><text:s text:c="4"/>"""</text:p>
        <text:p text:style-name="P24"><text:s text:c="4"/>Выводит все события из календаря</text:p>
        <text:p text:style-name="P24"><text:s text:c="4"/>:param service: Объект api календаря</text:p>
        <text:p text:style-name="P24"><text:s text:c="4"/>"""</text:p>
        <text:p text:style-name="P24"><text:s text:c="4"/>page_token = None</text:p>
        <text:p text:style-name="P24"><text:s text:c="4"/>while True:</text:p>
        <text:p text:style-name="P24"><text:s text:c="8"/>events = service.events().list(calendarId='primary', pageToken=page_token).execute()</text:p>
        <text:p text:style-name="P24"><text:s text:c="8"/>for event in events['items']:</text:p>
        <text:p text:style-name="P24"><text:s text:c="12"/>if trace:</text:p>
        <text:p text:style-name="P24"><text:soft-page-break/><text:s text:c="16"/>print(event)</text:p>
        <text:p text:style-name="P24"><text:s text:c="12"/>try:</text:p>
        <text:p text:style-name="P24"><text:s text:c="16"/>print event['summary']</text:p>
        <text:p text:style-name="P24"><text:s text:c="12"/>except KeyError:</text:p>
        <text:p text:style-name="P24"><text:s text:c="16"/>print 'У события нет названия'</text:p>
        <text:p text:style-name="P24"><text:s text:c="8"/>page_token = events.get('nextPageToken')</text:p>
        <text:p text:style-name="P24"><text:s text:c="8"/>if not page_token:</text:p>
        <text:p text:style-name="P24"><text:s text:c="12"/>break</text:p>
        <text:p text:style-name="P24"/>
        <text:p text:style-name="P24"/>
        <text:p text:style-name="P24">def add_event(service, start, end, summary, calendar_id='primary', from_who='Pavkairl@gmail.com', trace=False):</text:p>
        <text:p text:style-name="P24"><text:s text:c="4"/>"""</text:p>
        <text:p text:style-name="P24"><text:s text:c="4"/>Добавляет событие в календарь</text:p>
        <text:p text:style-name="P24"><text:s text:c="4"/>:param service: Объект api календаря</text:p>
        <text:p text:style-name="P24"><text:s text:c="4"/>:param calendar_id: Имя календаря</text:p>
        <text:p text:style-name="P24"><text:s text:c="4"/>:param summary: Название события</text:p>
        <text:p text:style-name="P24"><text:s text:c="4"/>:param from_who: От кого (авторизация)</text:p>
        <text:p text:style-name="P24"><text:s text:c="4"/>:param start: Время АТОМ начало</text:p>
        <text:p text:style-name="P24"><text:s text:c="4"/>:param end: Время АТОМ конец</text:p>
        <text:p text:style-name="P24"><text:s text:c="4"/>"""</text:p>
        <text:p text:style-name="P24"/>
        <text:p text:style-name="P24"><text:s text:c="4"/>event = {</text:p>
        <text:p text:style-name="P24"><text:s text:c="8"/>'summary': summary,</text:p>
        <text:p text:style-name="P24"><text:s text:c="8"/>'start': {</text:p>
        <text:p text:style-name="P24"><text:s text:c="12"/>'dateTime': start,</text:p>
        <text:p text:style-name="P24"><text:s text:c="12"/>'timeZone': 'Europe/Moscow'</text:p>
        <text:p text:style-name="P24"><text:s text:c="8"/>},</text:p>
        <text:p text:style-name="P24"><text:s text:c="8"/>'end': {</text:p>
        <text:p text:style-name="P24"><text:s text:c="12"/>'dateTime': end,</text:p>
        <text:p text:style-name="P24"><text:s text:c="12"/>'timeZone': 'Europe/Moscow'</text:p>
        <text:p text:style-name="P24"><text:s text:c="8"/>},</text:p>
        <text:p text:style-name="P24"><text:s text:c="8"/>'maxAttendees': 0</text:p>
        <text:p text:style-name="P24"/>
        <text:p text:style-name="P24"><text:s text:c="4"/>}</text:p>
        <text:p text:style-name="P24"/>
        <text:p text:style-name="P24"><text:s text:c="4"/>if trace:</text:p>
        <text:p text:style-name="P24"><text:s text:c="8"/>print event</text:p>
        <text:p text:style-name="P24"><text:s text:c="4"/>try:</text:p>
        <text:p text:style-name="P24"><text:s text:c="8"/>created_event = service.events().insert(calendarId=from_who, body=event).execute()</text:p>
        <text:p text:style-name="P24"><text:s text:c="4"/>except:</text:p>
        <text:p text:style-name="P24"><text:s text:c="8"/>print 'Ошибка выполнения запроса'</text:p>
        <text:p text:style-name="P24"/>
        <text:p text:style-name="P24"><text:s text:c="4"/>else:</text:p>
        <text:p text:style-name="P24"><text:s text:c="8"/>print 'Done:' + created_event['id']</text:p>
        <text:p text:style-name="P24"/>
        <text:p text:style-name="P24"/>
        <text:p text:style-name="P24">def para_minute(para):</text:p>
        <text:p text:style-name="P24"><text:s text:c="4"/>pass</text:p>
        <text:p text:style-name="P24"/>
        <text:p text:style-name="P24"/>
        <text:p text:style-name="P24">def time_to_atom(year, month, day, hour, minute):</text:p>
        <text:p text:style-name="P24"><text:s text:c="4"/>return my_rfc3339.rfc3339(datetime.datetime(year, month, day, hour, minute, tzinfo=pytz.timezone('Etc/GMT-4')))</text:p>
        <text:p text:style-name="P24"><text:s text:c="4"/>#2014-04-12T16:30:00.000+04:00</text:p>
        <text:p text:style-name="P24"><text:s text:c="4"/>#что-то типа такого</text:p>
        <text:p text:style-name="P24"/>
        <text:p text:style-name="P24"/>
        <text:p text:style-name="P24">def init(argv):</text:p>
        <text:p text:style-name="P24"><text:s text:c="4"/># Parse the command-line flags.</text:p>
        <text:p text:style-name="P24"><text:s text:c="4"/>flags = parser.parse_args(argv[1:])</text:p>
        <text:p text:style-name="P24"><text:s text:c="4"/>storage = file.Storage('sample.dat')</text:p>
        <text:p text:style-name="P24"><text:s text:c="4"/>credentials = storage.get()</text:p>
        <text:p text:style-name="P24"><text:s text:c="4"/>if credentials is None or credentials.invalid:</text:p>
        <text:p text:style-name="P24"><text:s text:c="8"/>credentials = tools.run_flow(FLOW, storage, flags)</text:p>
        <text:p text:style-name="P24"><text:s text:c="4"/># Create an httplib2.Http object to handle our HTTP requests and authorize it</text:p>
        <text:p text:style-name="P24"><text:s text:c="4"/># with our good Credentials.</text:p>
        <text:p text:style-name="P24"><text:s text:c="4"/>http = httplib2.Http()</text:p>
        <text:p text:style-name="P24"><text:s text:c="4"/>http = credentials.authorize(http)</text:p>
        <text:p text:style-name="P24"><text:s text:c="4"/># Construct the service object for the interacting with the Calendar API.</text:p>
        <text:p text:style-name="P24"><text:s text:c="4"/>service = discovery.build('calendar', 'v3', http=http)</text:p>
        <text:p text:style-name="P24"><text:s text:c="4"/>return service</text:p>
        <text:p text:style-name="P24"/>
        <text:p text:style-name="P24"/>
        <text:p text:style-name="P24">def main(argv):</text:p>
        <text:p text:style-name="P24"><text:s text:c="4"/>service = init(argv)</text:p>
        <text:p text:style-name="P24"/>
        <text:p text:style-name="P24"><text:s text:c="4"/>try:</text:p>
        <text:p text:style-name="P24"><text:s text:c="8"/>print("Success! Now add code here.")</text:p>
        <text:p text:style-name="P24"/>
        <text:p text:style-name="P24"><text:s text:c="8"/>start = time_to_atom(2014, 4, 13, 18, 0)</text:p>
        <text:p text:style-name="P24"><text:s text:c="8"/>end = time_to_atom(2014, 4, 13, 19, 30)</text:p>
        <text:p text:style-name="P24"/>
        <text:p text:style-name="P24"><text:s text:c="8"/>add_event(service, start, end, 'Проверка добавления', trace=True)</text:p>
        <text:p text:style-name="P24"/>
        <text:p text:style-name="P24"><text:s text:c="8"/>print_events(service, trace=False)</text:p>
        <text:p text:style-name="P24"/>
        <text:p text:style-name="P24"><text:s text:c="4"/>except client.AccessTokenRefreshError:</text:p>
        <text:p text:style-name="P24"><text:s text:c="8"/>print("The credentials have been revoked or expired, please re-run"</text:p>
        <text:p text:style-name="P24"><text:s text:c="14"/>"the application to re-authorize")</text:p>
        <text:p text:style-name="P24"/>
        <text:p text:style-name="P24"/>
        <text:p text:style-name="P24"># For more information on the Calendar API you can visit:</text:p>
        <text:p text:style-name="P24">#</text:p>
        <text:p text:style-name="P24"># <text:s text:c="2"/>https://developers.google.com/google-apps/calendar/firstapp</text:p>
        <text:p text:style-name="P24">#</text:p>
        <text:p text:style-name="P24"><text:soft-page-break/># For more information on the Calendar API Python library surface you</text:p>
        <text:p text:style-name="P24"># can visit:</text:p>
        <text:p text:style-name="P24">#</text:p>
        <text:p text:style-name="P24"># <text:s text:c="2"/>https://developers.google.com/resources/api-libraries/documentation/calendar/v3/python/latest/</text:p>
        <text:p text:style-name="P24">#</text:p>
        <text:p text:style-name="P24"># For information on the Python Client Library visit:</text:p>
        <text:p text:style-name="P24">#</text:p>
        <text:p text:style-name="P24"># <text:s text:c="2"/>https://developers.google.com/api-client-library/python/start/get_started</text:p>
        <text:p text:style-name="P24">if __name__ == '__main__':</text:p>
        <text:p text:style-name="P24"><text:s text:c="4"/>main(sys.argv)</text:p>
        <text:p text:style-name="P30">teacherparser.py</text:p>
        <text:p text:style-name="P27"># -*- coding: utf-8 -*-</text:p>
        <text:p text:style-name="P24"/>
        <text:p text:style-name="P27">import xlrd</text:p>
        <text:p text:style-name="P27">import re</text:p>
        <text:p text:style-name="P27">#from sql import Teacher, Session</text:p>
        <text:p text:style-name="P24"/>
        <text:p text:style-name="P24"/>
        <text:p text:style-name="P27">def createteacherlist(book):</text:p>
        <text:p text:style-name="P24"/>
        <text:p text:style-name="P27"><text:s text:c="4"/>teacherlist = []</text:p>
        <text:p text:style-name="P24"/>
        <text:p text:style-name="P27"><text:s text:c="4"/>for num in range(0, book._all_sheets_count):</text:p>
        <text:p text:style-name="P27"><text:s text:c="8"/>sheet = book.sheet_by_index(num)</text:p>
        <text:p text:style-name="P24"/>
        <text:p text:style-name="P27"><text:s text:c="8"/>for row_index in range(11, sheet.nrows):</text:p>
        <text:p text:style-name="P27"><text:s text:c="12"/>for col_index in [2, 5]:</text:p>
        <text:p text:style-name="P24"/>
        <text:p text:style-name="P24"/>
        <text:p text:style-name="P27"><text:s text:c="16"/>#col_index = 5 <text:s/># 5 для 29 групп; 2 для 19 групп</text:p>
        <text:p text:style-name="P27"><text:s text:c="16"/>cells = sheet.cell(row_index, col_index)</text:p>
        <text:p text:style-name="P24"/>
        <text:p text:style-name="P27"><text:s text:c="16"/>if isinstance(cells.value, float):</text:p>
        <text:p text:style-name="P27"><text:s text:c="20"/>continue</text:p>
        <text:p text:style-name="P24"/>
        <text:p text:style-name="P27"><text:s text:c="16"/>teacher = re.findall(ur'[А-я]\.\s*[А-я]\.\s*[-А-яё]+', cells.value, flags=re.UNICODE)</text:p>
        <text:p text:style-name="P24"/>
        <text:p text:style-name="P27"><text:s text:c="16"/>for item in teacher:</text:p>
        <text:p text:style-name="P27"><text:s text:c="20"/>if item not in teacherlist:</text:p>
        <text:p text:style-name="P27"><text:s text:c="24"/>teacherlist.append(item)</text:p>
        <text:p text:style-name="P24"/>
        <text:p text:style-name="P24"/>
        <text:p text:style-name="P27"><text:s text:c="4"/>return teacherlist</text:p>
        <text:p text:style-name="P24"/>
        <text:p text:style-name="P27">if __name__ == '__main__':</text:p>
        <text:p text:style-name="P24"/>
        <text:p text:style-name="P27"><text:s text:c="4"/>book = xlrd.open_workbook('2203_Raspisanie.xls')</text:p>
        <text:p text:style-name="P24"/>
        <text:p text:style-name="P27"><text:s text:c="4"/>teacherlist = createteacherlist(book)</text:p>
        <text:p text:style-name="P27"><text:s text:c="4"/>for teacher in teacherlist:</text:p>
        <text:p text:style-name="P27"><text:s text:c="8"/>print teacher</text:p>
        <text:p text:style-name="P30">gruppaparser.py</text:p>
        <text:p text:style-name="P24"># -*- coding: utf-8 -*-</text:p>
        <text:p text:style-name="P24"/>
        <text:p text:style-name="P24">import xlrd</text:p>
        <text:p text:style-name="P24"/>
        <text:p text:style-name="P24"/>
        <text:p text:style-name="P24">def creategrupplist(book):</text:p>
        <text:p text:style-name="P24"><text:s text:c="4"/>grupplist = []</text:p>
        <text:p text:style-name="P24"/>
        <text:p text:style-name="P24"><text:s text:c="4"/>for num in range(0, book._all_sheets_count):</text:p>
        <text:p text:style-name="P24"><text:s text:c="8"/>sheet = book.sheet_by_index(num)</text:p>
        <text:p text:style-name="P24"><text:s text:c="8"/>row_index = 8</text:p>
        <text:p text:style-name="P24"/>
        <text:p text:style-name="P24"><text:s text:c="8"/>for col_index in [2, 5]: <text:s/>#col_index = 5 <text:s/># 5 для 29 групп; 2 для 19 групп</text:p>
        <text:p text:style-name="P24"/>
        <text:p text:style-name="P24"><text:s text:c="12"/>cells = sheet.cell(row_index, col_index)</text:p>
        <text:p text:style-name="P24"><text:s text:c="12"/>grupplist.append(cells.value)</text:p>
        <text:p text:style-name="P24"/>
        <text:p text:style-name="P24"><text:s text:c="4"/>return grupplist</text:p>
        <text:p text:style-name="P24"/>
        <text:p text:style-name="P24">if __name__ == '__main__':</text:p>
        <text:p text:style-name="P24"/>
        <text:p text:style-name="P24"><text:s text:c="4"/>book = xlrd.open_workbook('2203_Raspisanie.xls')</text:p>
        <text:p text:style-name="P24"><text:s text:c="4"/>grupplist = creategrupplist(book)</text:p>
        <text:p text:style-name="P24"><text:s text:c="4"/>for gruppa in grupplist:</text:p>
        <text:p text:style-name="P24"><text:s text:c="8"/>print gruppa</text:p>
        <text:p text:style-name="P30">excel.py</text:p>
        <text:p text:style-name="P27"># -*- coding: utf-8 -*-</text:p>
        <text:p text:style-name="P24"/>
        <text:p text:style-name="P27">import xlrd</text:p>
        <text:p text:style-name="P27">import re</text:p>
        <text:p text:style-name="P24"/>
        <text:p text:style-name="P27">#print sheet.name</text:p>
        <text:p text:style-name="P27">#print sheet.nrows</text:p>
        <text:p text:style-name="P27">#print sheet.ncols</text:p>
        <text:p text:style-name="P24"/>
        <text:p text:style-name="P24"/>
        <text:p text:style-name="P24"/>
        <text:p text:style-name="P27">def valid(value):</text:p>
        <text:p text:style-name="P27"><text:s text:c="4"/>if isinstance(value, float) or value in ['', u'БИРЮЛЕВО', u'БИБЛИОТЕЧНЫЙ ДЕНЬ', u'ПРАКТИКА']:</text:p>
        <text:p text:style-name="P27"><text:s text:c="8"/>return False</text:p>
        <text:p text:style-name="P27"><text:s text:c="4"/>return True</text:p>
        <text:p text:style-name="P24"/>
        <text:p text:style-name="P24"><text:soft-page-break/></text:p>
        <text:p text:style-name="P27">def numerator(book):</text:p>
        <text:p text:style-name="P27"><text:s text:c="4"/>"""</text:p>
        <text:p text:style-name="P27"><text:s text:c="4"/>неделя числитель</text:p>
        <text:p text:style-name="P27"><text:s text:c="4"/>Расхуяриваем таблицу для числителя</text:p>
        <text:p text:style-name="P27"><text:s text:c="4"/>:param book: excel таблица</text:p>
        <text:p text:style-name="P27"><text:s text:c="4"/>"""</text:p>
        <text:p text:style-name="P27"><text:s text:c="4"/>array = []</text:p>
        <text:p text:style-name="P24"/>
        <text:p text:style-name="P27"><text:s text:c="4"/>for num in range(0, book._all_sheets_count):</text:p>
        <text:p text:style-name="P27"><text:s text:c="8"/>sheet = book.sheet_by_index(num)</text:p>
        <text:p text:style-name="P24"/>
        <text:p text:style-name="P27"><text:s text:c="8"/>for col_index in [2, 5]: <text:s/># 5 для 29 групп</text:p>
        <text:p text:style-name="P27"><text:s text:c="12"/>for row_index in range(11, sheet.nrows - 3):</text:p>
        <text:p text:style-name="P27"><text:s text:c="16"/>cells = sheet.cell(row_index, col_index)</text:p>
        <text:p text:style-name="P24"/>
        <text:p text:style-name="P27"><text:s text:c="16"/>if not valid(cells.value):</text:p>
        <text:p text:style-name="P27"><text:s text:c="20"/>continue</text:p>
        <text:p text:style-name="P24"/>
        <text:p text:style-name="P27"><text:s text:c="16"/>if row_index % 2 == 1:</text:p>
        <text:p text:style-name="P27"><text:s text:c="20"/>array.append(cells.value + ' ' + sheet.cell(8, col_index).value)</text:p>
        <text:p text:style-name="P27"><text:s text:c="20"/>#Номера пар</text:p>
        <text:p text:style-name="P27"><text:s text:c="20"/>if u' <text:s/>' in array[-1] or len(array[-1]) &gt; 50:</text:p>
        <text:p text:style-name="P27"><text:s text:c="24"/>array[-1] += ' ' + sheet.cell(</text:p>
        <text:p text:style-name="P27"><text:s text:c="28"/>int((float(row_index - 9) // 14) * 14 + 9), 0).value.replace('\n', '').lower() + ' ' + \</text:p>
        <text:p text:style-name="P27"><text:s text:c="28"/>u'0' + unicode(sheet.cell(row_index, col_index - 1).value)[0]</text:p>
        <text:p text:style-name="P27"><text:s text:c="16"/>#Фамилии и инициалы преподавателей: пример Т.В. Руденко и номер пары</text:p>
        <text:p text:style-name="P27"><text:s text:c="16"/>if re.match(ur'^[А-я]\.\s*[А-я]\.\s*[-А-яё]+', cells.value, re.UNICODE) is not None:</text:p>
        <text:p text:style-name="P27"><text:s text:c="20"/>array[-1] += (</text:p>
        <text:p text:style-name="P27"><text:s text:c="24"/>' ' + cells.value + ' ' +</text:p>
        <text:p text:style-name="P27"><text:s text:c="24"/>sheet.cell(int((float(row_index - 9) // 14) * 14 + 9), 0).value.replace('\n', '').lower() +</text:p>
        <text:p text:style-name="P27"><text:s text:c="24"/>' ' + u'0' +</text:p>
        <text:p text:style-name="P27"><text:s text:c="24"/>unicode(sheet.cell(row_index - 1, col_index - 1).value)[0])</text:p>
        <text:p text:style-name="P24"/>
        <text:p text:style-name="P27"><text:s text:c="4"/>return array</text:p>
        <text:p text:style-name="P24"/>
        <text:p text:style-name="P24"/>
        <text:p text:style-name="P27">def denominator(book):</text:p>
        <text:p text:style-name="P27"><text:s text:c="4"/>"""</text:p>
        <text:p text:style-name="P27"><text:s text:c="4"/>Неделя знаменатель</text:p>
        <text:p text:style-name="P27"><text:s text:c="4"/>:param book: excel таблица</text:p>
        <text:p text:style-name="P27"><text:s text:c="4"/>"""</text:p>
        <text:p text:style-name="P27"><text:s text:c="4"/>array = []</text:p>
        <text:p text:style-name="P24"/>
        <text:p text:style-name="P27"><text:s text:c="4"/>for num in range(0, book._all_sheets_count):</text:p>
        <text:p text:style-name="P27"><text:s text:c="8"/>sheet = book.sheet_by_index(num)</text:p>
        <text:p text:style-name="P24"/>
        <text:p text:style-name="P27"><text:s text:c="8"/>for col_index in [2, 5]: <text:s/># 5 для 29 групп</text:p>
        <text:p text:style-name="P27"><text:s text:c="12"/>for row_index in range(11, sheet.nrows - 3):</text:p>
        <text:p text:style-name="P27"><text:s text:c="16"/>cells = sheet.cell(row_index, col_index)</text:p>
        <text:p text:style-name="P24"/>
        <text:p text:style-name="P27"><text:s text:c="16"/>if not valid(cells.value):</text:p>
        <text:p text:style-name="P27"><text:s text:c="20"/>continue</text:p>
        <text:p text:style-name="P24"/>
        <text:p text:style-name="P27"><text:s text:c="16"/>if row_index % 2 == 0:</text:p>
        <text:p text:style-name="P27"><text:s text:c="20"/>#Добавляем фамилии и номера пар</text:p>
        <text:p text:style-name="P27"><text:s text:c="20"/>if re.match(ur'[А-я]\.\s*[А-я]\.\s*[-А-яё]+', cells.value, flags=re.UNICODE):</text:p>
        <text:p text:style-name="P27"><text:s text:c="24"/>array[-1] += ' ' + cells.value + ' ' + sheet.cell(8, col_index).value + ' ' + sheet.cell(</text:p>
        <text:p text:style-name="P27"><text:s text:c="28"/>int((float(row_index - 9) // 14) * 14 + 9), 0).value.replace('\n', '').lower() + ' ' + \</text:p>
        <text:p text:style-name="P27"><text:s text:c="28"/>u'1' + unicode(sheet.cell(row_index - 1, col_index - 1).value)[0]</text:p>
        <text:p text:style-name="P27"><text:s text:c="20"/>else: <text:s/>#если пара уже из препода и предмета и добваляем номер пары</text:p>
        <text:p text:style-name="P27"><text:s text:c="24"/>array.append(cells.value + ' ' + sheet.cell(8, col_index).value + ' ' +</text:p>
        <text:p text:style-name="P27"><text:s text:c="28"/>sheet.cell(int((float(row_index - 9) // 14) * 14 + 9), 0).value.replace('\n','').lower() +</text:p>
        <text:p text:style-name="P27"><text:s text:c="28"/>' ' + u'1' + unicode(sheet.cell(row_index - 1, col_index - 1).value)[0])</text:p>
        <text:p text:style-name="P27"><text:s text:c="24"/>#TODO: Переделать нормально</text:p>
        <text:p text:style-name="P24"/>
        <text:p text:style-name="P27"><text:s text:c="16"/>else:</text:p>
        <text:p text:style-name="P27"><text:s text:c="20"/>#Добавляем предметы</text:p>
        <text:p text:style-name="P27"><text:s text:c="20"/>if re.search(ur'[А-я]\.\s*[А-я]\.\s*[-А-я]+', cells.value, re.UNICODE) is None:</text:p>
        <text:p text:style-name="P27"><text:s text:c="24"/>array.append(cells.value.lstrip(' '))</text:p>
        <text:p text:style-name="P27"><text:s text:c="4"/>return array</text:p>
        <text:p text:style-name="P24"/>
        <text:p text:style-name="P24"/>
        <text:p text:style-name="P27">def excellist(book):</text:p>
        <text:p text:style-name="P27"><text:s text:c="4"/>return numerator(book) + denominator(book)</text:p>
        <text:p text:style-name="P24"/>
        <text:p text:style-name="P24"/>
        <text:p text:style-name="P27">#9 23 37 51 65 79 93</text:p>
        <text:p text:style-name="P24"/>
        <text:p text:style-name="P27">if __name__ == '__main__':</text:p>
        <text:p text:style-name="P27"><text:s text:c="4"/>book = xlrd.open_workbook('../2203_Raspisanie.xls')</text:p>
        <text:p text:style-name="P27"><text:s text:c="4"/>#excel = numerator(book)</text:p>
        <text:p text:style-name="P27"><text:s text:c="4"/>excel = excellist(book)</text:p>
        <text:p text:style-name="P27"><text:s text:c="4"/>for item in excel:</text:p>
        <text:p text:style-name="P24"/>
        <text:p text:style-name="P27"><text:s text:c="8"/>print item</text:p>
        <text:p text:style-name="P24"/>
        <text:p text:style-name="P29"><text:soft-page-break/>disciplineparser.py</text:p>
        <text:p text:style-name="P27"># -*- coding: utf-8 -*-</text:p>
        <text:p text:style-name="P27">import xlrd</text:p>
        <text:p text:style-name="P27">import re</text:p>
        <text:p text:style-name="P24"/>
        <text:p text:style-name="P24"/>
        <text:p text:style-name="P27">def createdisciplinelist(book):</text:p>
        <text:p text:style-name="P27"><text:s text:c="4"/>disciplinelist = []</text:p>
        <text:p text:style-name="P24"/>
        <text:p text:style-name="P27"><text:s text:c="4"/>for num in range(0, book._all_sheets_count):</text:p>
        <text:p text:style-name="P27"><text:s text:c="8"/>sheet = book.sheet_by_index(num)</text:p>
        <text:p text:style-name="P24"/>
        <text:p text:style-name="P27"><text:s text:c="8"/>for row_index in xrange(11, sheet.nrows - 3):</text:p>
        <text:p text:style-name="P27"><text:s text:c="12"/>for col_index in [2, 5]: <text:s/># 5 для 29 групп; 2 для 19 групп</text:p>
        <text:p text:style-name="P27"><text:s text:c="16"/>cells = sheet.cell(row_index, col_index)</text:p>
        <text:p text:style-name="P24"/>
        <text:p text:style-name="P27"><text:s text:c="16"/>if isinstance(cells.value, float):</text:p>
        <text:p text:style-name="P27"><text:s text:c="20"/>continue</text:p>
        <text:p text:style-name="P24"/>
        <text:p text:style-name="P27"><text:s text:c="16"/>disc = re.split(ur'[А-я]\.\s*[А-я]\.\s*[-А-яё]+', cells.value,</text:p>
        <text:p text:style-name="P27"><text:s/>flags=re.UNICODE)</text:p>
        <text:p text:style-name="P24"/>
        <text:p text:style-name="P27"><text:s text:c="16"/>if not [u'БИРЮЛЕВО', u'БИБЛИОТЕЧНЫЙ ДЕНЬ'] in disc:</text:p>
        <text:p text:style-name="P27"><text:s text:c="20"/>for item in disc:</text:p>
        <text:p text:style-name="P27"><text:s text:c="24"/>newitem = item.rstrip(' ')</text:p>
        <text:p text:style-name="P27"><text:s text:c="24"/>if newitem not in disciplinelist and newitem not in [u',', u'', u'ПРАКТИКА']:</text:p>
        <text:p text:style-name="P27"><text:s text:c="28"/>disciplinelist.append(newitem)</text:p>
        <text:p text:style-name="P24"/>
        <text:p text:style-name="P27"><text:s text:c="4"/>return disciplinelist</text:p>
        <text:p text:style-name="P24"/>
        <text:p text:style-name="P27">if __name__ == '__main__':</text:p>
        <text:p text:style-name="P24"/>
        <text:p text:style-name="P27"><text:s text:c="4"/>book = xlrd.open_workbook('../2203_Raspisanie.xls')</text:p>
        <text:p text:style-name="P24"/>
        <text:p text:style-name="P27"><text:s text:c="4"/>disciplinelist = createdisciplinelist(book)</text:p>
        <text:p text:style-name="P27"><text:s text:c="4"/>for discipline in disciplinelist:</text:p>
        <text:p text:style-name="P27"><text:s text:c="8"/>print discipline</text:p>
        <text:p text:style-name="P17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ЕСПД_20_-_20_Базовый" style:display-name="ЕСПД - Базовый" style:family="paragraph" style:auto-update="true">
      <style:paragraph-properties fo:line-height="150%"/>
      <style:text-properties fo:font-size="12.8000001907349pt" style:font-size-asian="10.5pt"/>
    </style:style>
    <style:style style:name="ЕСПД_20_-_20_Базовый_20_заголовок" style:display-name="ЕСПД - Базовый заголовок" style:family="paragraph" style:parent-style-name="ЕСПД_20_-_20_Базовый" style:next-style-name="ЕСПД_20_-_20_Текст" style:auto-update="true"/>
    <style:style style:name="ЕСПД_20_-_20_Текст" style:display-name="ЕСПД - Текст" style:family="paragraph" style:parent-style-name="ЕСПД_20_-_20_Базовый" style:auto-update="true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.3543in" style:auto-text-indent="false" style:page-number="auto"/>
      <style:text-properties fo:font-size="8pt" fo:font-weight="normal" style:font-size-asian="8pt" style:font-weight-asian="normal" style:font-size-complex="8pt" style:font-weight-complex="normal" fo:hyphenate="true" fo:hyphenation-remain-char-count="2" fo:hyphenation-push-char-count="2"/>
    </style:style>
    <style:style style:name="ЕСПД_20_-_20_Базовый_20_заголовок_20_раздела" style:display-name="ЕСПД - Базовый заголовок раздела" style:family="paragraph" style:parent-style-name="ЕСПД_20_-_20_Базовый_20_заголовок" style:next-style-name="ЕСПД_20_-_20_Текст" style:auto-update="true">
      <style:paragraph-properties fo:margin-top="0in" fo:margin-bottom="0.5311in" style:contextual-spacing="false" fo:text-align="center" style:justify-single-word="false"/>
      <style:text-properties fo:text-transform="uppercase" style:font-size-asian="10.5pt"/>
    </style:style>
    <style:style style:name="ЕСПД_20_-_20_Заголовок_20_раздела_20_с_20_номером" style:display-name="ЕСПД - Заголовок раздела с номером" style:family="paragraph" style:parent-style-name="ЕСПД_20_-_20_Базовый_20_заголовок_20_раздела" style:next-style-name="ЕСПД_20_-_20_Текст" style:auto-update="true" style:default-outline-level="1" style:master-page-name="">
      <style:paragraph-properties style:page-number="auto" fo:break-before="page"/>
    </style:style>
    <style:style style:name="ЕСПД_20_-_20_Заголовок_20_раздела_20_в_20_приложении" style:display-name="ЕСПД - Заголовок раздела в приложении" style:family="paragraph" style:parent-style-name="ЕСПД_20_-_20_Базовый_20_заголовок_20_раздела" style:next-style-name="ЕСПД_20_-_20_Текст" style:auto-update="true"/>
    <style:style style:name="Header" style:family="paragraph" style:parent-style-name="Standard" style:class="extra">
      <style:paragraph-properties fo:line-height="150%"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ЕСПД_20_-_20_Заголовок_20_раздела_20_без_20_номера" style:display-name="ЕСПД - Заголовок раздела без номера" style:family="paragraph" style:parent-style-name="ЕСПД_20_-_20_Базовый_20_заголовок_20_раздела" style:next-style-name="ЕСПД_20_-_20_Текст" style:auto-update="true" style:master-page-name="">
      <style:paragraph-properties style:page-number="auto" fo:break-before="pag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ЕСПД_20_-_20_Заголовок_20_подраздела_20_с_20_номером" style:display-name="ЕСПД - Заголовок подраздела с номером" style:family="paragraph" style:parent-style-name="ЕСПД_20_-_20_Базовый_20_заголовок" style:next-style-name="ЕСПД_20_-_20_Текст" style:auto-update="true" style:default-outline-level="2"/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in" fo:margin-bottom="0in" style:contextual-spacing="false" fo:line-height="150%" style:page-number="auto">
        <style:tab-stops/>
      </style:paragraph-properties>
      <style:text-properties fo:letter-spacing="0.011in" fo:font-style="normal"/>
    </style:style>
    <style:style style:name="Footer" style:family="paragraph" style:parent-style-name="Standard" style:class="extra">
      <style:paragraph-properties fo:line-height="150%"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ЕСПД_2f_Абзац" style:display-name="ЕСПД/Абзац" style:family="paragraph" style:parent-style-name="Standard">
      <style:paragraph-properties fo:margin-left="0in" fo:margin-right="0in" fo:text-align="justify" style:justify-single-word="false" fo:hyphenation-ladder-count="no-limit" fo:text-indent="0.3543in" style:auto-text-indent="false"/>
      <style:text-properties fo:hyphenate="true" fo:hyphenation-remain-char-count="2" fo:hyphenation-push-char-count="2"/>
    </style:style>
    <style:style style:name="ЕСПД_2f_Перечисление_20_с_20_дефисом" style:display-name="ЕСПД/Перечисление с дефисом" style:family="paragraph" style:parent-style-name="ЕСПД_20_-_20_Текст" style:default-outline-level="6" style:master-page-name="">
      <style:paragraph-properties style:page-number="auto"/>
    </style:style>
    <style:style style:name="ЕСПД_2f_Перечисление_20_с_20_номером" style:display-name="ЕСПД/Перечисление с номером" style:family="paragraph" style:parent-style-name="ЕСПД_20_-_20_Текст" style:default-outline-level="5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0.3543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0.3543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0.354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Times New Roman" fo:font-size="10.5pt" officeooo:paragraph-rsid="01379547" style:font-size-asian="10.5pt" style:font-size-complex="10.5pt"/>
    </style:style>
    <style:style style:name="MP2" style:family="paragraph" style:parent-style-name="Table_20_Contents">
      <style:paragraph-properties fo:text-align="center" style:justify-single-word="false"/>
      <style:text-properties style:font-name="Times New Roman" fo:font-size="10.5pt" officeooo:paragraph-rsid="0046db64" style:font-size-asian="10.5pt" style:font-size-complex="10.5pt"/>
    </style:style>
    <style:style style:name="MT1" style:family="text">
      <style:text-properties officeooo:rsid="00e05ebb"/>
    </style:style>
    <style:style style:name="MT2" style:family="text">
      <style:text-properties fo:language="ru" fo:country="RU" officeooo:rsid="002681dc"/>
    </style:style>
    <style:style style:name="MT3" style:family="text">
      <style:text-properties officeooo:rsid="000378f4"/>
    </style:style>
    <style:page-layout style:name="Mpm1">
      <style:page-layout-properties fo:page-width="8.2681in" fo:page-height="11.6929in" style:num-format="1" style:print-orientation="portrait" fo:margin-top="0.2681in" fo:margin-bottom="0in" fo:margin-left="0.7874in" fo:margin-right="0.3937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7165in" fo:margin-left="0in" fo:margin-right="0in" fo:margin-bottom="0in" style:dynamic-spacing="false"/>
      </style:header-style>
      <style:footer-style>
        <style:header-footer-properties svg:height="0.5945in" fo:margin-left="0in" fo:margin-right="0in" fo:margin-top="0.0591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7874in" fo:margin-right="0.3937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1965in" fo:margin-bottom="0.1965in" fo:margin-left="0.7874in" fo:margin-right="0.3937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7874in" fo:margin-left="0in" fo:margin-right="0in" fo:margin-bottom="0in" style:dynamic-spacing="tru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4</text:page-number></text:p>
        <text:p text:style-name="MP1">МПТ РГТЭУ.П329-<text:span text:style-name="MT1">ПМ03.</text:span><text:span text:style-name="MT2">П05</text:span>.ТРП<text:span text:style-name="MT3">О 06 14</text:span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MPF0" style:page-layout-name="Mpm3" style:next-style-name="MP0"/>
    <style:master-page style:name="MP0" style:page-layout-name="Mpm4">
      <style:header>
        <text:p text:style-name="Header"><text:page-number text:select-page="current">0</text:page-number></text:p>
        <text:p text:style-name="MP2">МПТ РГТЭУ.П329-<text:span text:style-name="MT2">УП.05</text:span>.ТРП<text:span text:style-name="MT3">О 06 14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00:15:58.812884221</meta:creation-date>
    <meta:editing-duration>PT15M27S</meta:editing-duration>
    <meta:editing-cycles>7</meta:editing-cycles>
    <meta:generator>LibreOffice/4.2.3.3$Linux_X86_64 LibreOffice_project/420m0$Build-3</meta:generator>
    <dc:date>2014-04-29T06:06:20.960196079</dc:date>
    <meta:document-statistic meta:table-count="3" meta:image-count="0" meta:object-count="0" meta:page-count="16" meta:paragraph-count="955" meta:word-count="3462" meta:character-count="35119" meta:non-whitespace-character-count="27293"/>
  </office:meta>
</office:document-meta>
</file>